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61.48pt" svg:y="484.72pt">
            <draw:object draw:notify-on-update-of-ranges="Sheet1.E1:Sheet1.E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61.25pt" svg:y="222.12pt">
            <draw:object draw:notify-on-update-of-ranges="Sheet1.D1:Sheet1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56.32pt" svg:y="1699.91pt">
            <draw:object draw:notify-on-update-of-ranges="Sheet1.D41:Sheet1.D1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:</text:p>
          </table:table-cell>
          <table:table-cell office:value-type="float" office:value="1.40852653980255" calcext:value-type="float">
            <text:p>1.4085</text:p>
          </table:table-cell>
          <table:table-cell table:formula="of:=[.D1]" office:value-type="float" office:value="1.40852653980255" calcext:value-type="float">
            <text:p>1.4085</text:p>
          </table:table-cell>
          <table:table-cell/>
          <table:table-cell table:formula="of:=IF([.F1]&gt;0;[.B1]-[.F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:</text:p>
          </table:table-cell>
          <table:table-cell office:value-type="float" office:value="1.06235349178314" calcext:value-type="float">
            <text:p>1.0624</text:p>
          </table:table-cell>
          <table:table-cell table:formula="of:=([.D2]*[.B2])-SUM([.E$1:.E1])" office:value-type="float" office:value="0.716180443763733" calcext:value-type="float">
            <text:p>0.7162</text:p>
          </table:table-cell>
          <table:table-cell/>
          <table:table-cell table:formula="of:=IF([.F2]&gt;0;[.B2]-[.F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:</text:p>
          </table:table-cell>
          <table:table-cell office:value-type="float" office:value="1.05390882492065" calcext:value-type="float">
            <text:p>1.0539</text:p>
          </table:table-cell>
          <table:table-cell table:formula="of:=([.D3]*[.B3])-SUM([.E$1:.E2])" office:value-type="float" office:value="1.03701949119568" calcext:value-type="float">
            <text:p>1.0370</text:p>
          </table:table-cell>
          <table:table-cell/>
          <table:table-cell table:formula="of:=IF([.F3]&gt;0;[.B3]-[.F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:</text:p>
          </table:table-cell>
          <table:table-cell office:value-type="float" office:value="1.05149507522583" calcext:value-type="float">
            <text:p>1.0515</text:p>
          </table:table-cell>
          <table:table-cell table:formula="of:=([.D4]*[.B4])-SUM([.E$1:.E3])" office:value-type="float" office:value="1.04425382614136" calcext:value-type="float">
            <text:p>1.0443</text:p>
          </table:table-cell>
          <table:table-cell/>
          <table:table-cell table:formula="of:=IF([.F4]&gt;0;[.B4]-[.F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s:</text:p>
          </table:table-cell>
          <table:table-cell office:value-type="float" office:value="1.04947471618652" calcext:value-type="float">
            <text:p>1.0495</text:p>
          </table:table-cell>
          <table:table-cell table:formula="of:=([.D5]*[.B5])-SUM([.E$1:.E4])" office:value-type="float" office:value="1.0413932800293" calcext:value-type="float">
            <text:p>1.0414</text:p>
          </table:table-cell>
          <table:table-cell/>
          <table:table-cell table:formula="of:=IF([.F5]&gt;0;[.B5]-[.F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s:</text:p>
          </table:table-cell>
          <table:table-cell office:value-type="float" office:value="1.04738318920136" calcext:value-type="float">
            <text:p>1.0474</text:p>
          </table:table-cell>
          <table:table-cell table:formula="of:=([.D6]*[.B6])-SUM([.E$1:.E5])" office:value-type="float" office:value="1.03692555427551" calcext:value-type="float">
            <text:p>1.0369</text:p>
          </table:table-cell>
          <table:table-cell/>
          <table:table-cell table:formula="of:=IF([.F6]&gt;0;[.B6]-[.F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s:</text:p>
          </table:table-cell>
          <table:table-cell office:value-type="float" office:value="1.04528737068176" calcext:value-type="float">
            <text:p>1.0453</text:p>
          </table:table-cell>
          <table:table-cell table:formula="of:=([.D7]*[.B7])-SUM([.E$1:.E6])" office:value-type="float" office:value="1.03271245956421" calcext:value-type="float">
            <text:p>1.0327</text:p>
          </table:table-cell>
          <table:table-cell/>
          <table:table-cell table:formula="of:=IF([.F7]&gt;0;[.B7]-[.F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s:</text:p>
          </table:table-cell>
          <table:table-cell office:value-type="float" office:value="1.04307866096497" calcext:value-type="float">
            <text:p>1.0431</text:p>
          </table:table-cell>
          <table:table-cell table:formula="of:=([.D8]*[.B8])-SUM([.E$1:.E7])" office:value-type="float" office:value="1.02761769294739" calcext:value-type="float">
            <text:p>1.0276</text:p>
          </table:table-cell>
          <table:table-cell/>
          <table:table-cell table:formula="of:=IF([.F8]&gt;0;[.B8]-[.F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s:</text:p>
          </table:table-cell>
          <table:table-cell office:value-type="float" office:value="1.0411411523819" calcext:value-type="float">
            <text:p>1.0411</text:p>
          </table:table-cell>
          <table:table-cell table:formula="of:=([.D9]*[.B9])-SUM([.E$1:.E8])" office:value-type="float" office:value="1.02564108371735" calcext:value-type="float">
            <text:p>1.0256</text:p>
          </table:table-cell>
          <table:table-cell/>
          <table:table-cell table:formula="of:=IF([.F9]&gt;0;[.B9]-[.F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s:</text:p>
          </table:table-cell>
          <table:table-cell office:value-type="float" office:value="1.03918445110321" calcext:value-type="float">
            <text:p>1.0392</text:p>
          </table:table-cell>
          <table:table-cell table:formula="of:=([.D10]*[.B10])-SUM([.E$1:.E9])" office:value-type="float" office:value="1.02157413959503" calcext:value-type="float">
            <text:p>1.0216</text:p>
          </table:table-cell>
          <table:table-cell/>
          <table:table-cell table:formula="of:=IF([.F10]&gt;0;[.B10]-[.F1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s:</text:p>
          </table:table-cell>
          <table:table-cell office:value-type="float" office:value="1.03767848014832" calcext:value-type="float">
            <text:p>1.0377</text:p>
          </table:table-cell>
          <table:table-cell table:formula="of:=([.D11]*[.B11])-SUM([.E$1:.E10])" office:value-type="float" office:value="1.02261877059937" calcext:value-type="float">
            <text:p>1.0226</text:p>
          </table:table-cell>
          <table:table-cell/>
          <table:table-cell table:formula="of:=IF([.F11]&gt;0;[.B11]-[.F1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s:</text:p>
          </table:table-cell>
          <table:table-cell office:value-type="float" office:value="1.03792440891266" calcext:value-type="float">
            <text:p>1.0379</text:p>
          </table:table-cell>
          <table:table-cell table:formula="of:=([.D12]*[.B12])-SUM([.E$1:.E11])" office:value-type="float" office:value="1.04062962532043" calcext:value-type="float">
            <text:p>1.0406</text:p>
          </table:table-cell>
          <table:table-cell/>
          <table:table-cell table:formula="of:=IF([.F12]&gt;0;[.B12]-[.F1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s:</text:p>
          </table:table-cell>
          <table:table-cell office:value-type="float" office:value="1.03644454479218" calcext:value-type="float">
            <text:p>1.0364</text:p>
          </table:table-cell>
          <table:table-cell table:formula="of:=([.D13]*[.B13])-SUM([.E$1:.E12])" office:value-type="float" office:value="1.01868617534637" calcext:value-type="float">
            <text:p>1.0187</text:p>
          </table:table-cell>
          <table:table-cell/>
          <table:table-cell table:formula="of:=IF([.F13]&gt;0;[.B13]-[.F1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s:</text:p>
          </table:table-cell>
          <table:table-cell office:value-type="float" office:value="1.03534030914307" calcext:value-type="float">
            <text:p>1.0353</text:p>
          </table:table-cell>
          <table:table-cell table:formula="of:=([.D14]*[.B14])-SUM([.E$1:.E13])" office:value-type="float" office:value="1.02098524570465" calcext:value-type="float">
            <text:p>1.0210</text:p>
          </table:table-cell>
          <table:table-cell/>
          <table:table-cell table:formula="of:=IF([.F14]&gt;0;[.B14]-[.F1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s:</text:p>
          </table:table-cell>
          <table:table-cell office:value-type="float" office:value="1.03483462333679" calcext:value-type="float">
            <text:p>1.0348</text:p>
          </table:table-cell>
          <table:table-cell table:formula="of:=([.D15]*[.B15])-SUM([.E$1:.E14])" office:value-type="float" office:value="1.02775502204895" calcext:value-type="float">
            <text:p>1.0278</text:p>
          </table:table-cell>
          <table:table-cell/>
          <table:table-cell table:formula="of:=IF([.F15]&gt;0;[.B15]-[.F1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s:</text:p>
          </table:table-cell>
          <table:table-cell office:value-type="float" office:value="1.03425192832947" calcext:value-type="float">
            <text:p>1.0343</text:p>
          </table:table-cell>
          <table:table-cell table:formula="of:=([.D16]*[.B16])-SUM([.E$1:.E15])" office:value-type="float" office:value="1.0255115032196" calcext:value-type="float">
            <text:p>1.0255</text:p>
          </table:table-cell>
          <table:table-cell/>
          <table:table-cell table:formula="of:=IF([.F16]&gt;0;[.B16]-[.F1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s:</text:p>
          </table:table-cell>
          <table:table-cell office:value-type="float" office:value="1.033656001091" calcext:value-type="float">
            <text:p>1.0337</text:p>
          </table:table-cell>
          <table:table-cell table:formula="of:=([.D17]*[.B17])-SUM([.E$1:.E16])" office:value-type="float" office:value="1.02412116527557" calcext:value-type="float">
            <text:p>1.0241</text:p>
          </table:table-cell>
          <table:table-cell/>
          <table:table-cell table:formula="of:=IF([.F17]&gt;0;[.B17]-[.F1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ss:</text:p>
          </table:table-cell>
          <table:table-cell office:value-type="float" office:value="1.03300678730011" calcext:value-type="float">
            <text:p>1.0330</text:p>
          </table:table-cell>
          <table:table-cell table:formula="of:=([.D18]*[.B18])-SUM([.E$1:.E17])" office:value-type="float" office:value="1.02197015285492" calcext:value-type="float">
            <text:p>1.0220</text:p>
          </table:table-cell>
          <table:table-cell/>
          <table:table-cell table:formula="of:=IF([.F18]&gt;0;[.B18]-[.F1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ss:</text:p>
          </table:table-cell>
          <table:table-cell office:value-type="float" office:value="1.03230023384094" calcext:value-type="float">
            <text:p>1.0323</text:p>
          </table:table-cell>
          <table:table-cell table:formula="of:=([.D19]*[.B19])-SUM([.E$1:.E18])" office:value-type="float" office:value="1.01958227157593" calcext:value-type="float">
            <text:p>1.0196</text:p>
          </table:table-cell>
          <table:table-cell/>
          <table:table-cell table:formula="of:=IF([.F19]&gt;0;[.B19]-[.F1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s:</text:p>
          </table:table-cell>
          <table:table-cell office:value-type="float" office:value="1.03157377243042" calcext:value-type="float">
            <text:p>1.0316</text:p>
          </table:table-cell>
          <table:table-cell table:formula="of:=([.D20]*[.B20])-SUM([.E$1:.E19])" office:value-type="float" office:value="1.01777100563049" calcext:value-type="float">
            <text:p>1.0178</text:p>
          </table:table-cell>
          <table:table-cell/>
          <table:table-cell table:formula="of:=IF([.F20]&gt;0;[.B20]-[.F2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s:</text:p>
          </table:table-cell>
          <table:table-cell office:value-type="float" office:value="1.0308563709259" calcext:value-type="float">
            <text:p>1.0309</text:p>
          </table:table-cell>
          <table:table-cell table:formula="of:=([.D21]*[.B21])-SUM([.E$1:.E20])" office:value-type="float" office:value="1.01650834083557" calcext:value-type="float">
            <text:p>1.0165</text:p>
          </table:table-cell>
          <table:table-cell/>
          <table:table-cell table:formula="of:=IF([.F21]&gt;0;[.B21]-[.F2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s:</text:p>
          </table:table-cell>
          <table:table-cell office:value-type="float" office:value="1.03012835979462" calcext:value-type="float">
            <text:p>1.0301</text:p>
          </table:table-cell>
          <table:table-cell table:formula="of:=([.D22]*[.B22])-SUM([.E$1:.E21])" office:value-type="float" office:value="1.0148401260376" calcext:value-type="float">
            <text:p>1.0148</text:p>
          </table:table-cell>
          <table:table-cell office:value-type="float" office:value="20" calcext:value-type="float">
            <text:p>20</text:p>
          </table:table-cell>
          <table:table-cell table:formula="of:=IF([.F22]&gt;0;[.B22]-[.F22];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s:</text:p>
          </table:table-cell>
          <table:table-cell office:value-type="float" office:value="1.0294109582901" calcext:value-type="float">
            <text:p>1.0294</text:p>
          </table:table-cell>
          <table:table-cell table:formula="of:=([.D23]*[.B23])-SUM([.E$1:.E22])" office:value-type="float" office:value="1.01362812519073" calcext:value-type="float">
            <text:p>1.0136</text:p>
          </table:table-cell>
          <table:table-cell/>
          <table:table-cell table:formula="of:=IF([.F23]&gt;0;[.B23]-[.F2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s:</text:p>
          </table:table-cell>
          <table:table-cell office:value-type="float" office:value="1.02876031398773" calcext:value-type="float">
            <text:p>1.0288</text:p>
          </table:table-cell>
          <table:table-cell table:formula="of:=([.D24]*[.B24])-SUM([.E$1:.E23])" office:value-type="float" office:value="1.01379549503326" calcext:value-type="float">
            <text:p>1.0138</text:p>
          </table:table-cell>
          <table:table-cell/>
          <table:table-cell table:formula="of:=IF([.F24]&gt;0;[.B24]-[.F2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ss:</text:p>
          </table:table-cell>
          <table:table-cell office:value-type="float" office:value="1.02822887897491" calcext:value-type="float">
            <text:p>1.0282</text:p>
          </table:table-cell>
          <table:table-cell table:formula="of:=([.D25]*[.B25])-SUM([.E$1:.E24])" office:value-type="float" office:value="1.0154744386673" calcext:value-type="float">
            <text:p>1.0155</text:p>
          </table:table-cell>
          <table:table-cell/>
          <table:table-cell table:formula="of:=IF([.F25]&gt;0;[.B25]-[.F2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s:</text:p>
          </table:table-cell>
          <table:table-cell office:value-type="float" office:value="1.02763497829437" calcext:value-type="float">
            <text:p>1.0276</text:p>
          </table:table-cell>
          <table:table-cell table:formula="of:=([.D26]*[.B26])-SUM([.E$1:.E25])" office:value-type="float" office:value="1.01278746128082" calcext:value-type="float">
            <text:p>1.0128</text:p>
          </table:table-cell>
          <table:table-cell/>
          <table:table-cell table:formula="of:=IF([.F26]&gt;0;[.B26]-[.F2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s:</text:p>
          </table:table-cell>
          <table:table-cell office:value-type="float" office:value="1.02676594257355" calcext:value-type="float">
            <text:p>1.0268</text:p>
          </table:table-cell>
          <table:table-cell table:formula="of:=([.D27]*[.B27])-SUM([.E$1:.E26])" office:value-type="float" office:value="1.00417101383209" calcext:value-type="float">
            <text:p>1.0042</text:p>
          </table:table-cell>
          <table:table-cell/>
          <table:table-cell table:formula="of:=IF([.F27]&gt;0;[.B27]-[.F2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s:</text:p>
          </table:table-cell>
          <table:table-cell office:value-type="float" office:value="1.02569127082825" calcext:value-type="float">
            <text:p>1.0257</text:p>
          </table:table-cell>
          <table:table-cell table:formula="of:=([.D28]*[.B28])-SUM([.E$1:.E27])" office:value-type="float" office:value="0.996675133705139" calcext:value-type="float">
            <text:p>0.9967</text:p>
          </table:table-cell>
          <table:table-cell/>
          <table:table-cell table:formula="of:=IF([.F28]&gt;0;[.B28]-[.F2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s:</text:p>
          </table:table-cell>
          <table:table-cell office:value-type="float" office:value="1.02443838119507" calcext:value-type="float">
            <text:p>1.0244</text:p>
          </table:table-cell>
          <table:table-cell table:formula="of:=([.D29]*[.B29])-SUM([.E$1:.E28])" office:value-type="float" office:value="0.989357471466064" calcext:value-type="float">
            <text:p>0.9894</text:p>
          </table:table-cell>
          <table:table-cell/>
          <table:table-cell table:formula="of:=IF([.F29]&gt;0;[.B29]-[.F2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s:</text:p>
          </table:table-cell>
          <table:table-cell office:value-type="float" office:value="1.02298927307129" calcext:value-type="float">
            <text:p>1.0230</text:p>
          </table:table-cell>
          <table:table-cell table:formula="of:=([.D30]*[.B30])-SUM([.E$1:.E29])" office:value-type="float" office:value="0.980965137481689" calcext:value-type="float">
            <text:p>0.9810</text:p>
          </table:table-cell>
          <table:table-cell/>
          <table:table-cell table:formula="of:=IF([.F30]&gt;0;[.B30]-[.F3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ss:</text:p>
          </table:table-cell>
          <table:table-cell office:value-type="float" office:value="1.02129673957825" calcext:value-type="float">
            <text:p>1.0213</text:p>
          </table:table-cell>
          <table:table-cell table:formula="of:=([.D31]*[.B31])-SUM([.E$1:.E30])" office:value-type="float" office:value="0.970520734786987" calcext:value-type="float">
            <text:p>0.9705</text:p>
          </table:table-cell>
          <table:table-cell/>
          <table:table-cell table:formula="of:=IF([.F31]&gt;0;[.B31]-[.F3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ss:</text:p>
          </table:table-cell>
          <table:table-cell office:value-type="float" office:value="1.01928639411926" calcext:value-type="float">
            <text:p>1.0193</text:p>
          </table:table-cell>
          <table:table-cell table:formula="of:=([.D32]*[.B32])-SUM([.E$1:.E31])" office:value-type="float" office:value="0.956965684890747" calcext:value-type="float">
            <text:p>0.9570</text:p>
          </table:table-cell>
          <table:table-cell/>
          <table:table-cell table:formula="of:=IF([.F32]&gt;0;[.B32]-[.F3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ss:</text:p>
          </table:table-cell>
          <table:table-cell office:value-type="float" office:value="1.01669299602509" calcext:value-type="float">
            <text:p>1.0167</text:p>
          </table:table-cell>
          <table:table-cell table:formula="of:=([.D33]*[.B33])-SUM([.E$1:.E32])" office:value-type="float" office:value="0.933704257011414" calcext:value-type="float">
            <text:p>0.9337</text:p>
          </table:table-cell>
          <table:table-cell/>
          <table:table-cell table:formula="of:=IF([.F33]&gt;0;[.B33]-[.F3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ss:</text:p>
          </table:table-cell>
          <table:table-cell office:value-type="float" office:value="1.01354205608368" calcext:value-type="float">
            <text:p>1.0135</text:p>
          </table:table-cell>
          <table:table-cell table:formula="of:=([.D34]*[.B34])-SUM([.E$1:.E33])" office:value-type="float" office:value="0.909561038017273" calcext:value-type="float">
            <text:p>0.9096</text:p>
          </table:table-cell>
          <table:table-cell/>
          <table:table-cell table:formula="of:=IF([.F34]&gt;0;[.B34]-[.F3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ss:</text:p>
          </table:table-cell>
          <table:table-cell office:value-type="float" office:value="1.01085948944092" calcext:value-type="float">
            <text:p>1.0109</text:p>
          </table:table-cell>
          <table:table-cell table:formula="of:=([.D35]*[.B35])-SUM([.E$1:.E34])" office:value-type="float" office:value="0.919652223587036" calcext:value-type="float">
            <text:p>0.9197</text:p>
          </table:table-cell>
          <table:table-cell/>
          <table:table-cell table:formula="of:=IF([.F35]&gt;0;[.B35]-[.F35];&quot;&quot;)">
            <text:p/>
          </table:table-cell>
          <table:table-cell table:formula="of:=[.G35]-[.G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ss:</text:p>
          </table:table-cell>
          <table:table-cell office:value-type="float" office:value="1.00844776630402" calcext:value-type="float">
            <text:p>1.0084</text:p>
          </table:table-cell>
          <table:table-cell table:formula="of:=([.D36]*[.B36])-SUM([.E$1:.E35])" office:value-type="float" office:value="0.924037456512451" calcext:value-type="float">
            <text:p>0.9240</text:p>
          </table:table-cell>
          <table:table-cell/>
          <table:table-cell table:formula="of:=IF([.F36]&gt;0;[.B36]-[.F3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ss:</text:p>
          </table:table-cell>
          <table:table-cell office:value-type="float" office:value="1.00622379779816" calcext:value-type="float">
            <text:p>1.0062</text:p>
          </table:table-cell>
          <table:table-cell table:formula="of:=([.D37]*[.B37])-SUM([.E$1:.E36])" office:value-type="float" office:value="0.926160931587219" calcext:value-type="float">
            <text:p>0.9262</text:p>
          </table:table-cell>
          <table:table-cell/>
          <table:table-cell table:formula="of:=IF([.F37]&gt;0;[.B37]-[.F3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ss:</text:p>
          </table:table-cell>
          <table:table-cell office:value-type="float" office:value="1.00436770915985" calcext:value-type="float">
            <text:p>1.0044</text:p>
          </table:table-cell>
          <table:table-cell table:formula="of:=([.D38]*[.B38])-SUM([.E$1:.E37])" office:value-type="float" office:value="0.935692429542542" calcext:value-type="float">
            <text:p>0.9357</text:p>
          </table:table-cell>
          <table:table-cell/>
          <table:table-cell table:formula="of:=IF([.F38]&gt;0;[.B38]-[.F3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ss:</text:p>
          </table:table-cell>
          <table:table-cell office:value-type="float" office:value="1.00240325927734" calcext:value-type="float">
            <text:p>1.0024</text:p>
          </table:table-cell>
          <table:table-cell table:formula="of:=([.D39]*[.B39])-SUM([.E$1:.E38])" office:value-type="float" office:value="0.927754163742065" calcext:value-type="float">
            <text:p>0.9278</text:p>
          </table:table-cell>
          <table:table-cell/>
          <table:table-cell table:formula="of:=IF([.F39]&gt;0;[.B39]-[.F3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ss:</text:p>
          </table:table-cell>
          <table:table-cell office:value-type="float" office:value="1.0004141330719" calcext:value-type="float">
            <text:p>1.0004</text:p>
          </table:table-cell>
          <table:table-cell table:formula="of:=([.D40]*[.B40])-SUM([.E$1:.E39])" office:value-type="float" office:value="0.92283821105957" calcext:value-type="float">
            <text:p>0.9228</text:p>
          </table:table-cell>
          <table:table-cell/>
          <table:table-cell table:formula="of:=IF([.F40]&gt;0;[.B40]-[.F40];&quot;&quot;)">
            <text:p/>
          </table:table-cell>
          <table:table-cell table:formula="of:=[.G40]-[.G2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ss:</text:p>
          </table:table-cell>
          <table:table-cell office:value-type="float" office:value="0.998243629932404" calcext:value-type="float">
            <text:p>0.9982</text:p>
          </table:table-cell>
          <table:table-cell table:formula="of:=([.D41]*[.B41])-SUM([.E$1:.E40])" office:value-type="float" office:value="0.91142350435257" calcext:value-type="float">
            <text:p>0.9114</text:p>
          </table:table-cell>
          <table:table-cell/>
          <table:table-cell table:formula="of:=IF([.F41]&gt;0;[.B41]-[.F4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ss:</text:p>
          </table:table-cell>
          <table:table-cell office:value-type="float" office:value="0.996680438518524" calcext:value-type="float">
            <text:p>0.9967</text:p>
          </table:table-cell>
          <table:table-cell table:formula="of:=([.D42]*[.B42])-SUM([.E$1:.E41])" office:value-type="float" office:value="0.932589590549469" calcext:value-type="float">
            <text:p>0.9326</text:p>
          </table:table-cell>
          <table:table-cell/>
          <table:table-cell table:formula="of:=IF([.F42]&gt;0;[.B42]-[.F4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ss:</text:p>
          </table:table-cell>
          <table:table-cell office:value-type="float" office:value="0.997419059276581" calcext:value-type="float">
            <text:p>0.9974</text:p>
          </table:table-cell>
          <table:table-cell table:formula="of:=([.D43]*[.B43])-SUM([.E$1:.E42])" office:value-type="float" office:value="1.02844113111496" calcext:value-type="float">
            <text:p>1.0284</text:p>
          </table:table-cell>
          <table:table-cell/>
          <table:table-cell table:formula="of:=IF([.F43]&gt;0;[.B43]-[.F4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oss:</text:p>
          </table:table-cell>
          <table:table-cell office:value-type="float" office:value="0.99590390920639" calcext:value-type="float">
            <text:p>0.9959</text:p>
          </table:table-cell>
          <table:table-cell table:formula="of:=([.D44]*[.B44])-SUM([.E$1:.E43])" office:value-type="float" office:value="0.930752456188202" calcext:value-type="float">
            <text:p>0.9308</text:p>
          </table:table-cell>
          <table:table-cell/>
          <table:table-cell table:formula="of:=IF([.F44]&gt;0;[.B44]-[.F4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ss:</text:p>
          </table:table-cell>
          <table:table-cell office:value-type="float" office:value="0.992387890815735" calcext:value-type="float">
            <text:p>0.9924</text:p>
          </table:table-cell>
          <table:table-cell table:formula="of:=([.D45]*[.B45])-SUM([.E$1:.E44])" office:value-type="float" office:value="0.837683081626885" calcext:value-type="float">
            <text:p>0.8377</text:p>
          </table:table-cell>
          <table:table-cell/>
          <table:table-cell table:formula="of:=IF([.F45]&gt;0;[.B45]-[.F4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ss:</text:p>
          </table:table-cell>
          <table:table-cell office:value-type="float" office:value="0.991104662418366" calcext:value-type="float">
            <text:p>0.9911</text:p>
          </table:table-cell>
          <table:table-cell table:formula="of:=([.D46]*[.B46])-SUM([.E$1:.E45])" office:value-type="float" office:value="0.933359384536757" calcext:value-type="float">
            <text:p>0.9334</text:p>
          </table:table-cell>
          <table:table-cell/>
          <table:table-cell table:formula="of:=IF([.F46]&gt;0;[.B46]-[.F4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ss:</text:p>
          </table:table-cell>
          <table:table-cell office:value-type="float" office:value="0.988563776016235" calcext:value-type="float">
            <text:p>0.9886</text:p>
          </table:table-cell>
          <table:table-cell table:formula="of:=([.D47]*[.B47])-SUM([.E$1:.E46])" office:value-type="float" office:value="0.871683001518242" calcext:value-type="float">
            <text:p>0.8717</text:p>
          </table:table-cell>
          <table:table-cell/>
          <table:table-cell table:formula="of:=IF([.F47]&gt;0;[.B47]-[.F4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ss:</text:p>
          </table:table-cell>
          <table:table-cell office:value-type="float" office:value="0.987121880054474" calcext:value-type="float">
            <text:p>0.9871</text:p>
          </table:table-cell>
          <table:table-cell table:formula="of:=([.D48]*[.B48])-SUM([.E$1:.E47])" office:value-type="float" office:value="0.919352769851692" calcext:value-type="float">
            <text:p>0.9194</text:p>
          </table:table-cell>
          <table:table-cell/>
          <table:table-cell table:formula="of:=IF([.F48]&gt;0;[.B48]-[.F4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ss:</text:p>
          </table:table-cell>
          <table:table-cell office:value-type="float" office:value="0.986147940158844" calcext:value-type="float">
            <text:p>0.9861</text:p>
          </table:table-cell>
          <table:table-cell table:formula="of:=([.D49]*[.B49])-SUM([.E$1:.E48])" office:value-type="float" office:value="0.93939882516861" calcext:value-type="float">
            <text:p>0.9394</text:p>
          </table:table-cell>
          <table:table-cell/>
          <table:table-cell table:formula="of:=IF([.F49]&gt;0;[.B49]-[.F4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ss:</text:p>
          </table:table-cell>
          <table:table-cell office:value-type="float" office:value="0.983871877193451" calcext:value-type="float">
            <text:p>0.9839</text:p>
          </table:table-cell>
          <table:table-cell table:formula="of:=([.D50]*[.B50])-SUM([.E$1:.E49])" office:value-type="float" office:value="0.872344791889176" calcext:value-type="float">
            <text:p>0.8723</text:p>
          </table:table-cell>
          <table:table-cell/>
          <table:table-cell table:formula="of:=IF([.F50]&gt;0;[.B50]-[.F5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ss:</text:p>
          </table:table-cell>
          <table:table-cell office:value-type="float" office:value="0.989107966423035" calcext:value-type="float">
            <text:p>0.9891</text:p>
          </table:table-cell>
          <table:table-cell table:formula="of:=([.D51]*[.B51])-SUM([.E$1:.E50])" office:value-type="float" office:value="1.25091242790224" calcext:value-type="float">
            <text:p>1.2509</text:p>
          </table:table-cell>
          <table:table-cell/>
          <table:table-cell table:formula="of:=IF([.F51]&gt;0;[.B51]-[.F5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ss:</text:p>
          </table:table-cell>
          <table:table-cell office:value-type="float" office:value="0.988808214664459" calcext:value-type="float">
            <text:p>0.9888</text:p>
          </table:table-cell>
          <table:table-cell table:formula="of:=([.D52]*[.B52])-SUM([.E$1:.E51])" office:value-type="float" office:value="0.973520874977105" calcext:value-type="float">
            <text:p>0.9735</text:p>
          </table:table-cell>
          <table:table-cell/>
          <table:table-cell table:formula="of:=IF([.F52]&gt;0;[.B52]-[.F5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ss:</text:p>
          </table:table-cell>
          <table:table-cell office:value-type="float" office:value="0.98368912935257" calcext:value-type="float">
            <text:p>0.9837</text:p>
          </table:table-cell>
          <table:table-cell table:formula="of:=([.D53]*[.B53])-SUM([.E$1:.E52])" office:value-type="float" office:value="0.717496693134308" calcext:value-type="float">
            <text:p>0.7175</text:p>
          </table:table-cell>
          <table:table-cell/>
          <table:table-cell table:formula="of:=IF([.F53]&gt;0;[.B53]-[.F5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ss:</text:p>
          </table:table-cell>
          <table:table-cell office:value-type="float" office:value="0.978705167770386" calcext:value-type="float">
            <text:p>0.9787</text:p>
          </table:table-cell>
          <table:table-cell table:formula="of:=([.D54]*[.B54])-SUM([.E$1:.E53])" office:value-type="float" office:value="0.714555203914635" calcext:value-type="float">
            <text:p>0.7146</text:p>
          </table:table-cell>
          <table:table-cell/>
          <table:table-cell table:formula="of:=IF([.F54]&gt;0;[.B54]-[.F5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ss:</text:p>
          </table:table-cell>
          <table:table-cell office:value-type="float" office:value="0.975601613521576" calcext:value-type="float">
            <text:p>0.9756</text:p>
          </table:table-cell>
          <table:table-cell table:formula="of:=([.D55]*[.B55])-SUM([.E$1:.E54])" office:value-type="float" office:value="0.808009684085853" calcext:value-type="float">
            <text:p>0.8080</text:p>
          </table:table-cell>
          <table:table-cell/>
          <table:table-cell table:formula="of:=IF([.F55]&gt;0;[.B55]-[.F5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oss:</text:p>
          </table:table-cell>
          <table:table-cell office:value-type="float" office:value="0.975707054138184" calcext:value-type="float">
            <text:p>0.9757</text:p>
          </table:table-cell>
          <table:table-cell table:formula="of:=([.D56]*[.B56])-SUM([.E$1:.E55])" office:value-type="float" office:value="0.981506288051605" calcext:value-type="float">
            <text:p>0.9815</text:p>
          </table:table-cell>
          <table:table-cell/>
          <table:table-cell table:formula="of:=IF([.F56]&gt;0;[.B56]-[.F5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ss:</text:p>
          </table:table-cell>
          <table:table-cell office:value-type="float" office:value="0.980073928833008" calcext:value-type="float">
            <text:p>0.9801</text:p>
          </table:table-cell>
          <table:table-cell table:formula="of:=([.D57]*[.B57])-SUM([.E$1:.E56])" office:value-type="float" office:value="1.22461891174316" calcext:value-type="float">
            <text:p>1.2246</text:p>
          </table:table-cell>
          <table:table-cell/>
          <table:table-cell table:formula="of:=IF([.F57]&gt;0;[.B57]-[.F5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ss:</text:p>
          </table:table-cell>
          <table:table-cell office:value-type="float" office:value="0.975657761096954" calcext:value-type="float">
            <text:p>0.9757</text:p>
          </table:table-cell>
          <table:table-cell table:formula="of:=([.D58]*[.B58])-SUM([.E$1:.E57])" office:value-type="float" office:value="0.723936200141907" calcext:value-type="float">
            <text:p>0.7239</text:p>
          </table:table-cell>
          <table:table-cell/>
          <table:table-cell table:formula="of:=IF([.F58]&gt;0;[.B58]-[.F58];&quot;&quot;)">
            <text:p/>
          </table:table-cell>
          <table:table-cell table:formula="of:=[.G58]-[.G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oss:</text:p>
          </table:table-cell>
          <table:table-cell office:value-type="float" office:value="0.972842454910278" calcext:value-type="float">
            <text:p>0.9728</text:p>
          </table:table-cell>
          <table:table-cell table:formula="of:=([.D59]*[.B59])-SUM([.E$1:.E58])" office:value-type="float" office:value="0.809554696083076" calcext:value-type="float">
            <text:p>0.8096</text:p>
          </table:table-cell>
          <table:table-cell/>
          <table:table-cell table:formula="of:=IF([.F59]&gt;0;[.B59]-[.F5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ss:</text:p>
          </table:table-cell>
          <table:table-cell office:value-type="float" office:value="0.969989657402039" calcext:value-type="float">
            <text:p>0.9700</text:p>
          </table:table-cell>
          <table:table-cell table:formula="of:=([.D60]*[.B60])-SUM([.E$1:.E59])" office:value-type="float" office:value="0.801674604415886" calcext:value-type="float">
            <text:p>0.8017</text:p>
          </table:table-cell>
          <table:table-cell/>
          <table:table-cell table:formula="of:=IF([.F60]&gt;0;[.B60]-[.F60];&quot;&quot;)">
            <text:p/>
          </table:table-cell>
          <table:table-cell table:formula="of:=[.G60]-[.G4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ss:</text:p>
          </table:table-cell>
          <table:table-cell office:value-type="float" office:value="0.972025513648987" calcext:value-type="float">
            <text:p>0.9720</text:p>
          </table:table-cell>
          <table:table-cell table:formula="of:=([.D61]*[.B61])-SUM([.E$1:.E60])" office:value-type="float" office:value="1.09417688846588" calcext:value-type="float">
            <text:p>1.0942</text:p>
          </table:table-cell>
          <table:table-cell/>
          <table:table-cell table:formula="of:=IF([.F61]&gt;0;[.B61]-[.F6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ss:</text:p>
          </table:table-cell>
          <table:table-cell office:value-type="float" office:value="0.968797385692596" calcext:value-type="float">
            <text:p>0.9688</text:p>
          </table:table-cell>
          <table:table-cell table:formula="of:=([.D62]*[.B62])-SUM([.E$1:.E61])" office:value-type="float" office:value="0.771881580352776" calcext:value-type="float">
            <text:p>0.7719</text:p>
          </table:table-cell>
          <table:table-cell/>
          <table:table-cell table:formula="of:=IF([.F62]&gt;0;[.B62]-[.F6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ss:</text:p>
          </table:table-cell>
          <table:table-cell office:value-type="float" office:value="0.965381741523743" calcext:value-type="float">
            <text:p>0.9654</text:p>
          </table:table-cell>
          <table:table-cell table:formula="of:=([.D63]*[.B63])-SUM([.E$1:.E62])" office:value-type="float" office:value="0.753611803054824" calcext:value-type="float">
            <text:p>0.7536</text:p>
          </table:table-cell>
          <table:table-cell/>
          <table:table-cell table:formula="of:=IF([.F63]&gt;0;[.B63]-[.F6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ss:</text:p>
          </table:table-cell>
          <table:table-cell office:value-type="float" office:value="0.962813854217529" calcext:value-type="float">
            <text:p>0.9628</text:p>
          </table:table-cell>
          <table:table-cell table:formula="of:=([.D64]*[.B64])-SUM([.E$1:.E63])" office:value-type="float" office:value="0.801036953926072" calcext:value-type="float">
            <text:p>0.8010</text:p>
          </table:table-cell>
          <table:table-cell/>
          <table:table-cell table:formula="of:=IF([.F64]&gt;0;[.B64]-[.F6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s:</text:p>
          </table:table-cell>
          <table:table-cell office:value-type="float" office:value="0.965081810951233" calcext:value-type="float">
            <text:p>0.9651</text:p>
          </table:table-cell>
          <table:table-cell table:formula="of:=([.D65]*[.B65])-SUM([.E$1:.E64])" office:value-type="float" office:value="1.11023104190826" calcext:value-type="float">
            <text:p>1.1102</text:p>
          </table:table-cell>
          <table:table-cell/>
          <table:table-cell table:formula="of:=IF([.F65]&gt;0;[.B65]-[.F6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ss:</text:p>
          </table:table-cell>
          <table:table-cell office:value-type="float" office:value="0.969326615333557" calcext:value-type="float">
            <text:p>0.9693</text:p>
          </table:table-cell>
          <table:table-cell table:formula="of:=([.D66]*[.B66])-SUM([.E$1:.E65])" office:value-type="float" office:value="1.24523890018464" calcext:value-type="float">
            <text:p>1.2452</text:p>
          </table:table-cell>
          <table:table-cell/>
          <table:table-cell table:formula="of:=IF([.F66]&gt;0;[.B66]-[.F6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ss:</text:p>
          </table:table-cell>
          <table:table-cell office:value-type="float" office:value="0.967182338237762" calcext:value-type="float">
            <text:p>0.9672</text:p>
          </table:table-cell>
          <table:table-cell table:formula="of:=([.D67]*[.B67])-SUM([.E$1:.E66])" office:value-type="float" office:value="0.8256600499153" calcext:value-type="float">
            <text:p>0.8257</text:p>
          </table:table-cell>
          <table:table-cell/>
          <table:table-cell table:formula="of:=IF([.F67]&gt;0;[.B67]-[.F6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oss:</text:p>
          </table:table-cell>
          <table:table-cell office:value-type="float" office:value="0.96015202999115" calcext:value-type="float">
            <text:p>0.9602</text:p>
          </table:table-cell>
          <table:table-cell table:formula="of:=([.D68]*[.B68])-SUM([.E$1:.E67])" office:value-type="float" office:value="0.489121377468138" calcext:value-type="float">
            <text:p>0.4891</text:p>
          </table:table-cell>
          <table:table-cell/>
          <table:table-cell table:formula="of:=IF([.F68]&gt;0;[.B68]-[.F6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ss:</text:p>
          </table:table-cell>
          <table:table-cell office:value-type="float" office:value="0.958632230758667" calcext:value-type="float">
            <text:p>0.9586</text:p>
          </table:table-cell>
          <table:table-cell table:formula="of:=([.D69]*[.B69])-SUM([.E$1:.E68])" office:value-type="float" office:value="0.855285882949829" calcext:value-type="float">
            <text:p>0.8553</text:p>
          </table:table-cell>
          <table:table-cell/>
          <table:table-cell table:formula="of:=IF([.F69]&gt;0;[.B69]-[.F6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ss:</text:p>
          </table:table-cell>
          <table:table-cell office:value-type="float" office:value="0.956123530864716" calcext:value-type="float">
            <text:p>0.9561</text:p>
          </table:table-cell>
          <table:table-cell table:formula="of:=([.D70]*[.B70])-SUM([.E$1:.E69])" office:value-type="float" office:value="0.783023238182054" calcext:value-type="float">
            <text:p>0.7830</text:p>
          </table:table-cell>
          <table:table-cell/>
          <table:table-cell table:formula="of:=IF([.F70]&gt;0;[.B70]-[.F7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ss:</text:p>
          </table:table-cell>
          <table:table-cell office:value-type="float" office:value="0.957003951072693" calcext:value-type="float">
            <text:p>0.9570</text:p>
          </table:table-cell>
          <table:table-cell table:formula="of:=([.D71]*[.B71])-SUM([.E$1:.E70])" office:value-type="float" office:value="1.01863336563109" calcext:value-type="float">
            <text:p>1.0186</text:p>
          </table:table-cell>
          <table:table-cell/>
          <table:table-cell table:formula="of:=IF([.F71]&gt;0;[.B71]-[.F7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ss:</text:p>
          </table:table-cell>
          <table:table-cell office:value-type="float" office:value="0.955584824085236" calcext:value-type="float">
            <text:p>0.9556</text:p>
          </table:table-cell>
          <table:table-cell table:formula="of:=([.D72]*[.B72])-SUM([.E$1:.E71])" office:value-type="float" office:value="0.854826807975783" calcext:value-type="float">
            <text:p>0.8548</text:p>
          </table:table-cell>
          <table:table-cell/>
          <table:table-cell table:formula="of:=IF([.F72]&gt;0;[.B72]-[.F7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oss:</text:p>
          </table:table-cell>
          <table:table-cell office:value-type="float" office:value="0.952575504779816" calcext:value-type="float">
            <text:p>0.9526</text:p>
          </table:table-cell>
          <table:table-cell table:formula="of:=([.D73]*[.B73])-SUM([.E$1:.E72])" office:value-type="float" office:value="0.735904514789567" calcext:value-type="float">
            <text:p>0.7359</text:p>
          </table:table-cell>
          <table:table-cell/>
          <table:table-cell table:formula="of:=IF([.F73]&gt;0;[.B73]-[.F7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oss:</text:p>
          </table:table-cell>
          <table:table-cell office:value-type="float" office:value="0.949924230575562" calcext:value-type="float">
            <text:p>0.9499</text:p>
          </table:table-cell>
          <table:table-cell table:formula="of:=([.D74]*[.B74])-SUM([.E$1:.E73])" office:value-type="float" office:value="0.756381213665037" calcext:value-type="float">
            <text:p>0.7564</text:p>
          </table:table-cell>
          <table:table-cell/>
          <table:table-cell table:formula="of:=IF([.F74]&gt;0;[.B74]-[.F7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ss:</text:p>
          </table:table-cell>
          <table:table-cell office:value-type="float" office:value="0.948977828025818" calcext:value-type="float">
            <text:p>0.9490</text:p>
          </table:table-cell>
          <table:table-cell table:formula="of:=([.D75]*[.B75])-SUM([.E$1:.E74])" office:value-type="float" office:value="0.878944039344788" calcext:value-type="float">
            <text:p>0.8789</text:p>
          </table:table-cell>
          <table:table-cell/>
          <table:table-cell table:formula="of:=IF([.F75]&gt;0;[.B75]-[.F7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ss:</text:p>
          </table:table-cell>
          <table:table-cell office:value-type="float" office:value="0.947448790073395" calcext:value-type="float">
            <text:p>0.9474</text:p>
          </table:table-cell>
          <table:table-cell table:formula="of:=([.D76]*[.B76])-SUM([.E$1:.E75])" office:value-type="float" office:value="0.832770943641648" calcext:value-type="float">
            <text:p>0.8328</text:p>
          </table:table-cell>
          <table:table-cell/>
          <table:table-cell table:formula="of:=IF([.F76]&gt;0;[.B76]-[.F7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ss:</text:p>
          </table:table-cell>
          <table:table-cell office:value-type="float" office:value="0.948142945766449" calcext:value-type="float">
            <text:p>0.9481</text:p>
          </table:table-cell>
          <table:table-cell table:formula="of:=([.D77]*[.B77])-SUM([.E$1:.E76])" office:value-type="float" office:value="1.00089877843858" calcext:value-type="float">
            <text:p>1.0009</text:p>
          </table:table-cell>
          <table:table-cell/>
          <table:table-cell table:formula="of:=IF([.F77]&gt;0;[.B77]-[.F7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oss:</text:p>
          </table:table-cell>
          <table:table-cell office:value-type="float" office:value="0.94683712720871" calcext:value-type="float">
            <text:p>0.9468</text:p>
          </table:table-cell>
          <table:table-cell table:formula="of:=([.D78]*[.B78])-SUM([.E$1:.E77])" office:value-type="float" office:value="0.846289098262758" calcext:value-type="float">
            <text:p>0.8463</text:p>
          </table:table-cell>
          <table:table-cell/>
          <table:table-cell table:formula="of:=IF([.F78]&gt;0;[.B78]-[.F7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ss:</text:p>
          </table:table-cell>
          <table:table-cell office:value-type="float" office:value="0.944999754428864" calcext:value-type="float">
            <text:p>0.9450</text:p>
          </table:table-cell>
          <table:table-cell table:formula="of:=([.D79]*[.B79])-SUM([.E$1:.E78])" office:value-type="float" office:value="0.801684677600875" calcext:value-type="float">
            <text:p>0.8017</text:p>
          </table:table-cell>
          <table:table-cell/>
          <table:table-cell table:formula="of:=IF([.F79]&gt;0;[.B79]-[.F7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s:</text:p>
          </table:table-cell>
          <table:table-cell office:value-type="float" office:value="0.944427073001862" calcext:value-type="float">
            <text:p>0.9444</text:p>
          </table:table-cell>
          <table:table-cell table:formula="of:=([.D80]*[.B80])-SUM([.E$1:.E79])" office:value-type="float" office:value="0.899185240268707" calcext:value-type="float">
            <text:p>0.8992</text:p>
          </table:table-cell>
          <table:table-cell/>
          <table:table-cell table:formula="of:=IF([.F80]&gt;0;[.B80]-[.F80];&quot;&quot;)">
            <text:p/>
          </table:table-cell>
          <table:table-cell table:formula="of:=[.G80]-[.G6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ss:</text:p>
          </table:table-cell>
          <table:table-cell office:value-type="float" office:value="0.946442067623138" calcext:value-type="float">
            <text:p>0.9464</text:p>
          </table:table-cell>
          <table:table-cell table:formula="of:=([.D81]*[.B81])-SUM([.E$1:.E80])" office:value-type="float" office:value="1.10764163732529" calcext:value-type="float">
            <text:p>1.1076</text:p>
          </table:table-cell>
          <table:table-cell/>
          <table:table-cell table:formula="of:=IF([.F81]&gt;0;[.B81]-[.F8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ss:</text:p>
          </table:table-cell>
          <table:table-cell office:value-type="float" office:value="0.950181603431702" calcext:value-type="float">
            <text:p>0.9502</text:p>
          </table:table-cell>
          <table:table-cell table:formula="of:=([.D82]*[.B82])-SUM([.E$1:.E81])" office:value-type="float" office:value="1.25308400392531" calcext:value-type="float">
            <text:p>1.2531</text:p>
          </table:table-cell>
          <table:table-cell/>
          <table:table-cell table:formula="of:=IF([.F82]&gt;0;[.B82]-[.F8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oss:</text:p>
          </table:table-cell>
          <table:table-cell office:value-type="float" office:value="0.946874797344208" calcext:value-type="float">
            <text:p>0.9469</text:p>
          </table:table-cell>
          <table:table-cell table:formula="of:=([.D83]*[.B83])-SUM([.E$1:.E82])" office:value-type="float" office:value="0.675716698169722" calcext:value-type="float">
            <text:p>0.6757</text:p>
          </table:table-cell>
          <table:table-cell/>
          <table:table-cell table:formula="of:=IF([.F83]&gt;0;[.B83]-[.F8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ss:</text:p>
          </table:table-cell>
          <table:table-cell office:value-type="float" office:value="0.940593004226685" calcext:value-type="float">
            <text:p>0.9406</text:p>
          </table:table-cell>
          <table:table-cell table:formula="of:=([.D84]*[.B84])-SUM([.E$1:.E83])" office:value-type="float" office:value="0.41920417547226" calcext:value-type="float">
            <text:p>0.4192</text:p>
          </table:table-cell>
          <table:table-cell/>
          <table:table-cell table:formula="of:=IF([.F84]&gt;0;[.B84]-[.F8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ss:</text:p>
          </table:table-cell>
          <table:table-cell office:value-type="float" office:value="0.938164949417114" calcext:value-type="float">
            <text:p>0.9382</text:p>
          </table:table-cell>
          <table:table-cell table:formula="of:=([.D85]*[.B85])-SUM([.E$1:.E84])" office:value-type="float" office:value="0.734208345413222" calcext:value-type="float">
            <text:p>0.7342</text:p>
          </table:table-cell>
          <table:table-cell/>
          <table:table-cell table:formula="of:=IF([.F85]&gt;0;[.B85]-[.F8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ss:</text:p>
          </table:table-cell>
          <table:table-cell office:value-type="float" office:value="0.936393618583679" calcext:value-type="float">
            <text:p>0.9364</text:p>
          </table:table-cell>
          <table:table-cell table:formula="of:=([.D86]*[.B86])-SUM([.E$1:.E85])" office:value-type="float" office:value="0.785830497741685" calcext:value-type="float">
            <text:p>0.7858</text:p>
          </table:table-cell>
          <table:table-cell/>
          <table:table-cell table:formula="of:=IF([.F86]&gt;0;[.B86]-[.F8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ss:</text:p>
          </table:table-cell>
          <table:table-cell office:value-type="float" office:value="0.934886991977692" calcext:value-type="float">
            <text:p>0.9349</text:p>
          </table:table-cell>
          <table:table-cell table:formula="of:=([.D87]*[.B87])-SUM([.E$1:.E86])" office:value-type="float" office:value="0.805317103862748" calcext:value-type="float">
            <text:p>0.8053</text:p>
          </table:table-cell>
          <table:table-cell/>
          <table:table-cell table:formula="of:=IF([.F87]&gt;0;[.B87]-[.F8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ss:</text:p>
          </table:table-cell>
          <table:table-cell office:value-type="float" office:value="0.937975466251373" calcext:value-type="float">
            <text:p>0.9380</text:p>
          </table:table-cell>
          <table:table-cell table:formula="of:=([.D88]*[.B88])-SUM([.E$1:.E87])" office:value-type="float" office:value="1.20667272806168" calcext:value-type="float">
            <text:p>1.2067</text:p>
          </table:table-cell>
          <table:table-cell/>
          <table:table-cell table:formula="of:=IF([.F88]&gt;0;[.B88]-[.F8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oss:</text:p>
          </table:table-cell>
          <table:table-cell office:value-type="float" office:value="0.940671563148498" calcext:value-type="float">
            <text:p>0.9407</text:p>
          </table:table-cell>
          <table:table-cell table:formula="of:=([.D89]*[.B89])-SUM([.E$1:.E88])" office:value-type="float" office:value="1.17792809009552" calcext:value-type="float">
            <text:p>1.1779</text:p>
          </table:table-cell>
          <table:table-cell/>
          <table:table-cell table:formula="of:=IF([.F89]&gt;0;[.B89]-[.F89];&quot;&quot;)">
            <text:p/>
          </table:table-cell>
          <table:table-cell table:formula="of:=[.G89]-[.G5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ss:</text:p>
          </table:table-cell>
          <table:table-cell office:value-type="float" office:value="0.936212241649628" calcext:value-type="float">
            <text:p>0.9362</text:p>
          </table:table-cell>
          <table:table-cell table:formula="of:=([.D90]*[.B90])-SUM([.E$1:.E89])" office:value-type="float" office:value="0.539332628250122" calcext:value-type="float">
            <text:p>0.5393</text:p>
          </table:table-cell>
          <table:table-cell/>
          <table:table-cell table:formula="of:=IF([.F90]&gt;0;[.B90]-[.F9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oss:</text:p>
          </table:table-cell>
          <table:table-cell office:value-type="float" office:value="0.933911561965942" calcext:value-type="float">
            <text:p>0.9339</text:p>
          </table:table-cell>
          <table:table-cell table:formula="of:=([.D91]*[.B91])-SUM([.E$1:.E90])" office:value-type="float" office:value="0.726850390434279" calcext:value-type="float">
            <text:p>0.7269</text:p>
          </table:table-cell>
          <table:table-cell/>
          <table:table-cell table:formula="of:=IF([.F91]&gt;0;[.B91]-[.F9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ss:</text:p>
          </table:table-cell>
          <table:table-cell office:value-type="float" office:value="0.932279884815216" calcext:value-type="float">
            <text:p>0.9323</text:p>
          </table:table-cell>
          <table:table-cell table:formula="of:=([.D92]*[.B92])-SUM([.E$1:.E91])" office:value-type="float" office:value="0.783797264099107" calcext:value-type="float">
            <text:p>0.7838</text:p>
          </table:table-cell>
          <table:table-cell/>
          <table:table-cell table:formula="of:=IF([.F92]&gt;0;[.B92]-[.F9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ss:</text:p>
          </table:table-cell>
          <table:table-cell office:value-type="float" office:value="0.930454254150391" calcext:value-type="float">
            <text:p>0.9305</text:p>
          </table:table-cell>
          <table:table-cell table:formula="of:=([.D93]*[.B93])-SUM([.E$1:.E92])" office:value-type="float" office:value="0.762496232986464" calcext:value-type="float">
            <text:p>0.7625</text:p>
          </table:table-cell>
          <table:table-cell/>
          <table:table-cell table:formula="of:=IF([.F93]&gt;0;[.B93]-[.F9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ss:</text:p>
          </table:table-cell>
          <table:table-cell office:value-type="float" office:value="0.929501891136169" calcext:value-type="float">
            <text:p>0.9295</text:p>
          </table:table-cell>
          <table:table-cell table:formula="of:=([.D94]*[.B94])-SUM([.E$1:.E93])" office:value-type="float" office:value="0.840932130813599" calcext:value-type="float">
            <text:p>0.8409</text:p>
          </table:table-cell>
          <table:table-cell/>
          <table:table-cell table:formula="of:=IF([.F94]&gt;0;[.B94]-[.F9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s:</text:p>
          </table:table-cell>
          <table:table-cell office:value-type="float" office:value="0.932766675949097" calcext:value-type="float">
            <text:p>0.9328</text:p>
          </table:table-cell>
          <table:table-cell table:formula="of:=([.D95]*[.B95])-SUM([.E$1:.E94])" office:value-type="float" office:value="1.23965644836427" calcext:value-type="float">
            <text:p>1.2397</text:p>
          </table:table-cell>
          <table:table-cell/>
          <table:table-cell table:formula="of:=IF([.F95]&gt;0;[.B95]-[.F9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ss:</text:p>
          </table:table-cell>
          <table:table-cell office:value-type="float" office:value="0.932417929172516" calcext:value-type="float">
            <text:p>0.9324</text:p>
          </table:table-cell>
          <table:table-cell table:formula="of:=([.D96]*[.B96])-SUM([.E$1:.E95])" office:value-type="float" office:value="0.899286985397339" calcext:value-type="float">
            <text:p>0.8993</text:p>
          </table:table-cell>
          <table:table-cell/>
          <table:table-cell table:formula="of:=IF([.F96]&gt;0;[.B96]-[.F9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ss:</text:p>
          </table:table-cell>
          <table:table-cell office:value-type="float" office:value="0.932868719100952" calcext:value-type="float">
            <text:p>0.9329</text:p>
          </table:table-cell>
          <table:table-cell table:formula="of:=([.D97]*[.B97])-SUM([.E$1:.E96])" office:value-type="float" office:value="0.976144552230792" calcext:value-type="float">
            <text:p>0.9761</text:p>
          </table:table-cell>
          <table:table-cell/>
          <table:table-cell table:formula="of:=IF([.F97]&gt;0;[.B97]-[.F9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ss:</text:p>
          </table:table-cell>
          <table:table-cell office:value-type="float" office:value="0.928573966026306" calcext:value-type="float">
            <text:p>0.9286</text:p>
          </table:table-cell>
          <table:table-cell table:formula="of:=([.D98]*[.B98])-SUM([.E$1:.E97])" office:value-type="float" office:value="0.511982917785673" calcext:value-type="float">
            <text:p>0.5120</text:p>
          </table:table-cell>
          <table:table-cell/>
          <table:table-cell table:formula="of:=IF([.F98]&gt;0;[.B98]-[.F9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oss:</text:p>
          </table:table-cell>
          <table:table-cell office:value-type="float" office:value="0.927308559417725" calcext:value-type="float">
            <text:p>0.9273</text:p>
          </table:table-cell>
          <table:table-cell table:formula="of:=([.D99]*[.B99])-SUM([.E$1:.E98])" office:value-type="float" office:value="0.803298711776733" calcext:value-type="float">
            <text:p>0.8033</text:p>
          </table:table-cell>
          <table:table-cell/>
          <table:table-cell table:formula="of:=IF([.F99]&gt;0;[.B99]-[.F9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s:</text:p>
          </table:table-cell>
          <table:table-cell office:value-type="float" office:value="0.926347911357879" calcext:value-type="float">
            <text:p>0.9263</text:p>
          </table:table-cell>
          <table:table-cell table:formula="of:=([.D100]*[.B100])-SUM([.E$1:.E99])" office:value-type="float" office:value="0.831243753433213" calcext:value-type="float">
            <text:p>0.8312</text:p>
          </table:table-cell>
          <table:table-cell/>
          <table:table-cell table:formula="of:=IF([.F100]&gt;0;[.B100]-[.F100];&quot;&quot;)">
            <text:p/>
          </table:table-cell>
          <table:table-cell table:formula="of:=[.G100]-[.G8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oss:</text:p>
          </table:table-cell>
          <table:table-cell office:value-type="float" office:value="0.926256477832794" calcext:value-type="float">
            <text:p>0.9263</text:p>
          </table:table-cell>
          <table:table-cell table:formula="of:=([.D101]*[.B101])-SUM([.E$1:.E100])" office:value-type="float" office:value="0.917113125324264" calcext:value-type="float">
            <text:p>0.9171</text:p>
          </table:table-cell>
          <table:table-cell/>
          <table:table-cell table:formula="of:=IF([.F101]&gt;0;[.B101]-[.F10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oss:</text:p>
          </table:table-cell>
          <table:table-cell office:value-type="float" office:value="0.925605654716492" calcext:value-type="float">
            <text:p>0.9256</text:p>
          </table:table-cell>
          <table:table-cell table:formula="of:=([.D102]*[.B102])-SUM([.E$1:.E101])" office:value-type="float" office:value="0.859872519969926" calcext:value-type="float">
            <text:p>0.8599</text:p>
          </table:table-cell>
          <table:table-cell/>
          <table:table-cell table:formula="of:=IF([.F102]&gt;0;[.B102]-[.F10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oss:</text:p>
          </table:table-cell>
          <table:table-cell office:value-type="float" office:value="0.924660742282867" calcext:value-type="float">
            <text:p>0.9247</text:p>
          </table:table-cell>
          <table:table-cell table:formula="of:=([.D103]*[.B103])-SUM([.E$1:.E102])" office:value-type="float" office:value="0.828279674053206" calcext:value-type="float">
            <text:p>0.8283</text:p>
          </table:table-cell>
          <table:table-cell/>
          <table:table-cell table:formula="of:=IF([.F103]&gt;0;[.B103]-[.F10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oss:</text:p>
          </table:table-cell>
          <table:table-cell office:value-type="float" office:value="0.923263609409332" calcext:value-type="float">
            <text:p>0.9233</text:p>
          </table:table-cell>
          <table:table-cell table:formula="of:=([.D104]*[.B104])-SUM([.E$1:.E103])" office:value-type="float" office:value="0.779358923435225" calcext:value-type="float">
            <text:p>0.7794</text:p>
          </table:table-cell>
          <table:table-cell/>
          <table:table-cell table:formula="of:=IF([.F104]&gt;0;[.B104]-[.F10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ss:</text:p>
          </table:table-cell>
          <table:table-cell office:value-type="float" office:value="0.922122895717621" calcext:value-type="float">
            <text:p>0.9221</text:p>
          </table:table-cell>
          <table:table-cell table:formula="of:=([.D105]*[.B105])-SUM([.E$1:.E104])" office:value-type="float" office:value="0.803488671779604" calcext:value-type="float">
            <text:p>0.8035</text:p>
          </table:table-cell>
          <table:table-cell/>
          <table:table-cell table:formula="of:=IF([.F105]&gt;0;[.B105]-[.F10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oss:</text:p>
          </table:table-cell>
          <table:table-cell office:value-type="float" office:value="0.921515107154846" calcext:value-type="float">
            <text:p>0.9215</text:p>
          </table:table-cell>
          <table:table-cell table:formula="of:=([.D106]*[.B106])-SUM([.E$1:.E105])" office:value-type="float" office:value="0.857697308063521" calcext:value-type="float">
            <text:p>0.8577</text:p>
          </table:table-cell>
          <table:table-cell/>
          <table:table-cell table:formula="of:=IF([.F106]&gt;0;[.B106]-[.F10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ss:</text:p>
          </table:table-cell>
          <table:table-cell office:value-type="float" office:value="0.922383189201355" calcext:value-type="float">
            <text:p>0.9224</text:p>
          </table:table-cell>
          <table:table-cell table:formula="of:=([.D107]*[.B107])-SUM([.E$1:.E106])" office:value-type="float" office:value="1.0143998861313" calcext:value-type="float">
            <text:p>1.0144</text:p>
          </table:table-cell>
          <table:table-cell/>
          <table:table-cell table:formula="of:=IF([.F107]&gt;0;[.B107]-[.F10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ss:</text:p>
          </table:table-cell>
          <table:table-cell office:value-type="float" office:value="0.924276947975159" calcext:value-type="float">
            <text:p>0.9243</text:p>
          </table:table-cell>
          <table:table-cell table:formula="of:=([.D108]*[.B108])-SUM([.E$1:.E107])" office:value-type="float" office:value="1.12690913677216" calcext:value-type="float">
            <text:p>1.1269</text:p>
          </table:table-cell>
          <table:table-cell/>
          <table:table-cell table:formula="of:=IF([.F108]&gt;0;[.B108]-[.F10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oss:</text:p>
          </table:table-cell>
          <table:table-cell office:value-type="float" office:value="0.9273282289505" calcext:value-type="float">
            <text:p>0.9273</text:p>
          </table:table-cell>
          <table:table-cell table:formula="of:=([.D109]*[.B109])-SUM([.E$1:.E108])" office:value-type="float" office:value="1.25686657428739" calcext:value-type="float">
            <text:p>1.2569</text:p>
          </table:table-cell>
          <table:table-cell/>
          <table:table-cell table:formula="of:=IF([.F109]&gt;0;[.B109]-[.F10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ss:</text:p>
          </table:table-cell>
          <table:table-cell office:value-type="float" office:value="0.928309321403503" calcext:value-type="float">
            <text:p>0.9283</text:p>
          </table:table-cell>
          <table:table-cell table:formula="of:=([.D110]*[.B110])-SUM([.E$1:.E109])" office:value-type="float" office:value="1.03524839878084" calcext:value-type="float">
            <text:p>1.0352</text:p>
          </table:table-cell>
          <table:table-cell/>
          <table:table-cell table:formula="of:=IF([.F110]&gt;0;[.B110]-[.F11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oss:</text:p>
          </table:table-cell>
          <table:table-cell office:value-type="float" office:value="0.924138247966766" calcext:value-type="float">
            <text:p>0.9241</text:p>
          </table:table-cell>
          <table:table-cell table:formula="of:=([.D111]*[.B111])-SUM([.E$1:.E110])" office:value-type="float" office:value="0.46532016992569" calcext:value-type="float">
            <text:p>0.4653</text:p>
          </table:table-cell>
          <table:table-cell/>
          <table:table-cell table:formula="of:=IF([.F111]&gt;0;[.B111]-[.F11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oss:</text:p>
          </table:table-cell>
          <table:table-cell office:value-type="float" office:value="0.922669768333435" calcext:value-type="float">
            <text:p>0.9227</text:p>
          </table:table-cell>
          <table:table-cell table:formula="of:=([.D112]*[.B112])-SUM([.E$1:.E111])" office:value-type="float" office:value="0.759668529033675" calcext:value-type="float">
            <text:p>0.7597</text:p>
          </table:table-cell>
          <table:table-cell/>
          <table:table-cell table:formula="of:=IF([.F112]&gt;0;[.B112]-[.F11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oss:</text:p>
          </table:table-cell>
          <table:table-cell office:value-type="float" office:value="0.920723080635071" calcext:value-type="float">
            <text:p>0.9207</text:p>
          </table:table-cell>
          <table:table-cell table:formula="of:=([.D113]*[.B113])-SUM([.E$1:.E112])" office:value-type="float" office:value="0.70269405841826" calcext:value-type="float">
            <text:p>0.7027</text:p>
          </table:table-cell>
          <table:table-cell/>
          <table:table-cell table:formula="of:=IF([.F113]&gt;0;[.B113]-[.F11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oss:</text:p>
          </table:table-cell>
          <table:table-cell office:value-type="float" office:value="0.919415414333344" calcext:value-type="float">
            <text:p>0.9194</text:p>
          </table:table-cell>
          <table:table-cell table:formula="of:=([.D114]*[.B114])-SUM([.E$1:.E113])" office:value-type="float" office:value="0.771649122238173" calcext:value-type="float">
            <text:p>0.7716</text:p>
          </table:table-cell>
          <table:table-cell/>
          <table:table-cell table:formula="of:=IF([.F114]&gt;0;[.B114]-[.F11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ss:</text:p>
          </table:table-cell>
          <table:table-cell office:value-type="float" office:value="0.918651282787323" calcext:value-type="float">
            <text:p>0.9187</text:p>
          </table:table-cell>
          <table:table-cell table:formula="of:=([.D115]*[.B115])-SUM([.E$1:.E114])" office:value-type="float" office:value="0.831540286540985" calcext:value-type="float">
            <text:p>0.8315</text:p>
          </table:table-cell>
          <table:table-cell/>
          <table:table-cell table:formula="of:=IF([.F115]&gt;0;[.B115]-[.F11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oss:</text:p>
          </table:table-cell>
          <table:table-cell office:value-type="float" office:value="0.917968988418579" calcext:value-type="float">
            <text:p>0.9180</text:p>
          </table:table-cell>
          <table:table-cell table:formula="of:=([.D116]*[.B116])-SUM([.E$1:.E115])" office:value-type="float" office:value="0.839505136013031" calcext:value-type="float">
            <text:p>0.8395</text:p>
          </table:table-cell>
          <table:table-cell/>
          <table:table-cell table:formula="of:=IF([.F116]&gt;0;[.B116]-[.F11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ss:</text:p>
          </table:table-cell>
          <table:table-cell office:value-type="float" office:value="0.920184016227722" calcext:value-type="float">
            <text:p>0.9202</text:p>
          </table:table-cell>
          <table:table-cell table:formula="of:=([.D117]*[.B117])-SUM([.E$1:.E116])" office:value-type="float" office:value="1.1771272420883" calcext:value-type="float">
            <text:p>1.1771</text:p>
          </table:table-cell>
          <table:table-cell/>
          <table:table-cell table:formula="of:=IF([.F117]&gt;0;[.B117]-[.F11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oss:</text:p>
          </table:table-cell>
          <table:table-cell office:value-type="float" office:value="0.920531809329987" calcext:value-type="float">
            <text:p>0.9205</text:p>
          </table:table-cell>
          <table:table-cell table:formula="of:=([.D118]*[.B118])-SUM([.E$1:.E117])" office:value-type="float" office:value="0.961223602294922" calcext:value-type="float">
            <text:p>0.9612</text:p>
          </table:table-cell>
          <table:table-cell/>
          <table:table-cell table:formula="of:=IF([.F118]&gt;0;[.B118]-[.F11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ss:</text:p>
          </table:table-cell>
          <table:table-cell office:value-type="float" office:value="0.918616652488708" calcext:value-type="float">
            <text:p>0.9186</text:p>
          </table:table-cell>
          <table:table-cell table:formula="of:=([.D119]*[.B119])-SUM([.E$1:.E118])" office:value-type="float" office:value="0.692628145217881" calcext:value-type="float">
            <text:p>0.6926</text:p>
          </table:table-cell>
          <table:table-cell/>
          <table:table-cell table:formula="of:=IF([.F119]&gt;0;[.B119]-[.F11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ss:</text:p>
          </table:table-cell>
          <table:table-cell office:value-type="float" office:value="0.916951477527618" calcext:value-type="float">
            <text:p>0.9170</text:p>
          </table:table-cell>
          <table:table-cell table:formula="of:=([.D120]*[.B120])-SUM([.E$1:.E119])" office:value-type="float" office:value="0.718795657157912" calcext:value-type="float">
            <text:p>0.7188</text:p>
          </table:table-cell>
          <table:table-cell/>
          <table:table-cell table:formula="of:=IF([.F120]&gt;0;[.B120]-[.F120];&quot;&quot;)">
            <text:p/>
          </table:table-cell>
          <table:table-cell table:formula="of:=[.G120]-[.G10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s:</text:p>
          </table:table-cell>
          <table:table-cell office:value-type="float" office:value="0.916095793247223" calcext:value-type="float">
            <text:p>0.9161</text:p>
          </table:table-cell>
          <table:table-cell table:formula="of:=([.D121]*[.B121])-SUM([.E$1:.E120])" office:value-type="float" office:value="0.813413679599748" calcext:value-type="float">
            <text:p>0.8134</text:p>
          </table:table-cell>
          <table:table-cell/>
          <table:table-cell table:formula="of:=IF([.F121]&gt;0;[.B121]-[.F12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ss:</text:p>
          </table:table-cell>
          <table:table-cell office:value-type="float" office:value="0.915571987628937" calcext:value-type="float">
            <text:p>0.9156</text:p>
          </table:table-cell>
          <table:table-cell table:formula="of:=([.D122]*[.B122])-SUM([.E$1:.E121])" office:value-type="float" office:value="0.852191507816329" calcext:value-type="float">
            <text:p>0.8522</text:p>
          </table:table-cell>
          <table:table-cell/>
          <table:table-cell table:formula="of:=IF([.F122]&gt;0;[.B122]-[.F12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oss:</text:p>
          </table:table-cell>
          <table:table-cell office:value-type="float" office:value="0.915430784225464" calcext:value-type="float">
            <text:p>0.9154</text:p>
          </table:table-cell>
          <table:table-cell table:formula="of:=([.D123]*[.B123])-SUM([.E$1:.E122])" office:value-type="float" office:value="0.898203969001784" calcext:value-type="float">
            <text:p>0.8982</text:p>
          </table:table-cell>
          <table:table-cell/>
          <table:table-cell table:formula="of:=IF([.F123]&gt;0;[.B123]-[.F12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oss:</text:p>
          </table:table-cell>
          <table:table-cell office:value-type="float" office:value="0.919728994369507" calcext:value-type="float">
            <text:p>0.9197</text:p>
          </table:table-cell>
          <table:table-cell table:formula="of:=([.D124]*[.B124])-SUM([.E$1:.E123])" office:value-type="float" office:value="1.44840884208678" calcext:value-type="float">
            <text:p>1.4484</text:p>
          </table:table-cell>
          <table:table-cell/>
          <table:table-cell table:formula="of:=IF([.F124]&gt;0;[.B124]-[.F12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ss:</text:p>
          </table:table-cell>
          <table:table-cell office:value-type="float" office:value="0.918175220489502" calcext:value-type="float">
            <text:p>0.9182</text:p>
          </table:table-cell>
          <table:table-cell table:formula="of:=([.D125]*[.B125])-SUM([.E$1:.E124])" office:value-type="float" office:value="0.725507259368911" calcext:value-type="float">
            <text:p>0.7255</text:p>
          </table:table-cell>
          <table:table-cell/>
          <table:table-cell table:formula="of:=IF([.F125]&gt;0;[.B125]-[.F12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oss:</text:p>
          </table:table-cell>
          <table:table-cell office:value-type="float" office:value="0.916067183017731" calcext:value-type="float">
            <text:p>0.9161</text:p>
          </table:table-cell>
          <table:table-cell table:formula="of:=([.D126]*[.B126])-SUM([.E$1:.E125])" office:value-type="float" office:value="0.652562499046326" calcext:value-type="float">
            <text:p>0.6526</text:p>
          </table:table-cell>
          <table:table-cell/>
          <table:table-cell table:formula="of:=IF([.F126]&gt;0;[.B126]-[.F12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oss:</text:p>
          </table:table-cell>
          <table:table-cell office:value-type="float" office:value="0.915262997150421" calcext:value-type="float">
            <text:p>0.9153</text:p>
          </table:table-cell>
          <table:table-cell table:formula="of:=([.D127]*[.B127])-SUM([.E$1:.E126])" office:value-type="float" office:value="0.813935577869401" calcext:value-type="float">
            <text:p>0.8139</text:p>
          </table:table-cell>
          <table:table-cell/>
          <table:table-cell table:formula="of:=IF([.F127]&gt;0;[.B127]-[.F12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ss:</text:p>
          </table:table-cell>
          <table:table-cell office:value-type="float" office:value="0.914250433444977" calcext:value-type="float">
            <text:p>0.9143</text:p>
          </table:table-cell>
          <table:table-cell table:formula="of:=([.D128]*[.B128])-SUM([.E$1:.E127])" office:value-type="float" office:value="0.785654842853546" calcext:value-type="float">
            <text:p>0.7857</text:p>
          </table:table-cell>
          <table:table-cell/>
          <table:table-cell table:formula="of:=IF([.F128]&gt;0;[.B128]-[.F12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oss:</text:p>
          </table:table-cell>
          <table:table-cell office:value-type="float" office:value="0.913743615150452" calcext:value-type="float">
            <text:p>0.9137</text:p>
          </table:table-cell>
          <table:table-cell table:formula="of:=([.D129]*[.B129])-SUM([.E$1:.E128])" office:value-type="float" office:value="0.848870873451219" calcext:value-type="float">
            <text:p>0.8489</text:p>
          </table:table-cell>
          <table:table-cell/>
          <table:table-cell table:formula="of:=IF([.F129]&gt;0;[.B129]-[.F12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oss:</text:p>
          </table:table-cell>
          <table:table-cell office:value-type="float" office:value="0.913782715797424" calcext:value-type="float">
            <text:p>0.9138</text:p>
          </table:table-cell>
          <table:table-cell table:formula="of:=([.D130]*[.B130])-SUM([.E$1:.E129])" office:value-type="float" office:value="0.918826699256925" calcext:value-type="float">
            <text:p>0.9188</text:p>
          </table:table-cell>
          <table:table-cell/>
          <table:table-cell table:formula="of:=IF([.F130]&gt;0;[.B130]-[.F13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oss:</text:p>
          </table:table-cell>
          <table:table-cell office:value-type="float" office:value="0.913828134536743" calcext:value-type="float">
            <text:p>0.9138</text:p>
          </table:table-cell>
          <table:table-cell table:formula="of:=([.D131]*[.B131])-SUM([.E$1:.E130])" office:value-type="float" office:value="0.919732570648179" calcext:value-type="float">
            <text:p>0.9197</text:p>
          </table:table-cell>
          <table:table-cell/>
          <table:table-cell table:formula="of:=IF([.F131]&gt;0;[.B131]-[.F13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oss:</text:p>
          </table:table-cell>
          <table:table-cell office:value-type="float" office:value="0.913563907146454" calcext:value-type="float">
            <text:p>0.9136</text:p>
          </table:table-cell>
          <table:table-cell table:formula="of:=([.D132]*[.B132])-SUM([.E$1:.E131])" office:value-type="float" office:value="0.878950119018569" calcext:value-type="float">
            <text:p>0.8790</text:p>
          </table:table-cell>
          <table:table-cell/>
          <table:table-cell table:formula="of:=IF([.F132]&gt;0;[.B132]-[.F13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oss:</text:p>
          </table:table-cell>
          <table:table-cell office:value-type="float" office:value="0.912791609764099" calcext:value-type="float">
            <text:p>0.9128</text:p>
          </table:table-cell>
          <table:table-cell table:formula="of:=([.D133]*[.B133])-SUM([.E$1:.E132])" office:value-type="float" office:value="0.810848355293274" calcext:value-type="float">
            <text:p>0.8108</text:p>
          </table:table-cell>
          <table:table-cell/>
          <table:table-cell table:formula="of:=IF([.F133]&gt;0;[.B133]-[.F13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oss:</text:p>
          </table:table-cell>
          <table:table-cell office:value-type="float" office:value="0.912435054779053" calcext:value-type="float">
            <text:p>0.9124</text:p>
          </table:table-cell>
          <table:table-cell table:formula="of:=([.D134]*[.B134])-SUM([.E$1:.E133])" office:value-type="float" office:value="0.865013241767869" calcext:value-type="float">
            <text:p>0.8650</text:p>
          </table:table-cell>
          <table:table-cell/>
          <table:table-cell table:formula="of:=IF([.F134]&gt;0;[.B134]-[.F13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oss:</text:p>
          </table:table-cell>
          <table:table-cell office:value-type="float" office:value="0.912090241909027" calcext:value-type="float">
            <text:p>0.9121</text:p>
          </table:table-cell>
          <table:table-cell table:formula="of:=([.D135]*[.B135])-SUM([.E$1:.E134])" office:value-type="float" office:value="0.865885317325606" calcext:value-type="float">
            <text:p>0.8659</text:p>
          </table:table-cell>
          <table:table-cell/>
          <table:table-cell table:formula="of:=IF([.F135]&gt;0;[.B135]-[.F13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oss:</text:p>
          </table:table-cell>
          <table:table-cell office:value-type="float" office:value="0.912488222122192" calcext:value-type="float">
            <text:p>0.9125</text:p>
          </table:table-cell>
          <table:table-cell table:formula="of:=([.D136]*[.B136])-SUM([.E$1:.E135])" office:value-type="float" office:value="0.966215550899491" calcext:value-type="float">
            <text:p>0.9662</text:p>
          </table:table-cell>
          <table:table-cell/>
          <table:table-cell table:formula="of:=IF([.F136]&gt;0;[.B136]-[.F13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oss:</text:p>
          </table:table-cell>
          <table:table-cell office:value-type="float" office:value="0.912270426750183" calcext:value-type="float">
            <text:p>0.9123</text:p>
          </table:table-cell>
          <table:table-cell table:formula="of:=([.D137]*[.B137])-SUM([.E$1:.E136])" office:value-type="float" office:value="0.882650256156936" calcext:value-type="float">
            <text:p>0.8827</text:p>
          </table:table-cell>
          <table:table-cell/>
          <table:table-cell table:formula="of:=IF([.F137]&gt;0;[.B137]-[.F137];&quot;&quot;)">
            <text:p/>
          </table:table-cell>
          <table:table-cell table:formula="of:=[.G137]-[.G8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oss:</text:p>
          </table:table-cell>
          <table:table-cell office:value-type="float" office:value="0.912740349769592" calcext:value-type="float">
            <text:p>0.9127</text:p>
          </table:table-cell>
          <table:table-cell table:formula="of:=([.D138]*[.B138])-SUM([.E$1:.E137])" office:value-type="float" office:value="0.97711980342865" calcext:value-type="float">
            <text:p>0.9771</text:p>
          </table:table-cell>
          <table:table-cell/>
          <table:table-cell table:formula="of:=IF([.F138]&gt;0;[.B138]-[.F13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oss:</text:p>
          </table:table-cell>
          <table:table-cell office:value-type="float" office:value="0.912246465682983" calcext:value-type="float">
            <text:p>0.9122</text:p>
          </table:table-cell>
          <table:table-cell table:formula="of:=([.D139]*[.B139])-SUM([.E$1:.E138])" office:value-type="float" office:value="0.844090461730943" calcext:value-type="float">
            <text:p>0.8441</text:p>
          </table:table-cell>
          <table:table-cell/>
          <table:table-cell table:formula="of:=IF([.F139]&gt;0;[.B139]-[.F13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oss:</text:p>
          </table:table-cell>
          <table:table-cell office:value-type="float" office:value="0.911726653575897" calcext:value-type="float">
            <text:p>0.9117</text:p>
          </table:table-cell>
          <table:table-cell table:formula="of:=([.D140]*[.B140])-SUM([.E$1:.E139])" office:value-type="float" office:value="0.839472770690918" calcext:value-type="float">
            <text:p>0.8395</text:p>
          </table:table-cell>
          <table:table-cell/>
          <table:table-cell table:formula="of:=IF([.F140]&gt;0;[.B140]-[.F140];&quot;&quot;)">
            <text:p/>
          </table:table-cell>
          <table:table-cell table:formula="of:=[.G140]-[.G12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oss:</text:p>
          </table:table-cell>
          <table:table-cell office:value-type="float" office:value="0.911035776138306" calcext:value-type="float">
            <text:p>0.9110</text:p>
          </table:table-cell>
          <table:table-cell table:formula="of:=([.D141]*[.B141])-SUM([.E$1:.E140])" office:value-type="float" office:value="0.81431293487546" calcext:value-type="float">
            <text:p>0.8143</text:p>
          </table:table-cell>
          <table:table-cell/>
          <table:table-cell table:formula="of:=IF([.F141]&gt;0;[.B141]-[.F14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oss:</text:p>
          </table:table-cell>
          <table:table-cell office:value-type="float" office:value="0.910456418991089" calcext:value-type="float">
            <text:p>0.9105</text:p>
          </table:table-cell>
          <table:table-cell table:formula="of:=([.D142]*[.B142])-SUM([.E$1:.E141])" office:value-type="float" office:value="0.828767061233521" calcext:value-type="float">
            <text:p>0.8288</text:p>
          </table:table-cell>
          <table:table-cell/>
          <table:table-cell table:formula="of:=IF([.F142]&gt;0;[.B142]-[.F14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oss:</text:p>
          </table:table-cell>
          <table:table-cell office:value-type="float" office:value="0.910210371017456" calcext:value-type="float">
            <text:p>0.9102</text:p>
          </table:table-cell>
          <table:table-cell table:formula="of:=([.D143]*[.B143])-SUM([.E$1:.E142])" office:value-type="float" office:value="0.875271558761625" calcext:value-type="float">
            <text:p>0.8753</text:p>
          </table:table-cell>
          <table:table-cell/>
          <table:table-cell table:formula="of:=IF([.F143]&gt;0;[.B143]-[.F14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oss:</text:p>
          </table:table-cell>
          <table:table-cell office:value-type="float" office:value="0.910360634326935" calcext:value-type="float">
            <text:p>0.9104</text:p>
          </table:table-cell>
          <table:table-cell table:formula="of:=([.D144]*[.B144])-SUM([.E$1:.E143])" office:value-type="float" office:value="0.931848287582397" calcext:value-type="float">
            <text:p>0.9318</text:p>
          </table:table-cell>
          <table:table-cell/>
          <table:table-cell table:formula="of:=IF([.F144]&gt;0;[.B144]-[.F14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oss:</text:p>
          </table:table-cell>
          <table:table-cell office:value-type="float" office:value="0.910292148590088" calcext:value-type="float">
            <text:p>0.9103</text:p>
          </table:table-cell>
          <table:table-cell table:formula="of:=([.D145]*[.B145])-SUM([.E$1:.E144])" office:value-type="float" office:value="0.900430202484159" calcext:value-type="float">
            <text:p>0.9004</text:p>
          </table:table-cell>
          <table:table-cell/>
          <table:table-cell table:formula="of:=IF([.F145]&gt;0;[.B145]-[.F14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oss:</text:p>
          </table:table-cell>
          <table:table-cell office:value-type="float" office:value="0.911951422691345" calcext:value-type="float">
            <text:p>0.9120</text:p>
          </table:table-cell>
          <table:table-cell table:formula="of:=([.D146]*[.B146])-SUM([.E$1:.E145])" office:value-type="float" office:value="1.15254616737363" calcext:value-type="float">
            <text:p>1.1525</text:p>
          </table:table-cell>
          <table:table-cell/>
          <table:table-cell table:formula="of:=IF([.F146]&gt;0;[.B146]-[.F14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oss:</text:p>
          </table:table-cell>
          <table:table-cell office:value-type="float" office:value="0.912213683128357" calcext:value-type="float">
            <text:p>0.9122</text:p>
          </table:table-cell>
          <table:table-cell table:formula="of:=([.D147]*[.B147])-SUM([.E$1:.E146])" office:value-type="float" office:value="0.950503706932039" calcext:value-type="float">
            <text:p>0.9505</text:p>
          </table:table-cell>
          <table:table-cell/>
          <table:table-cell table:formula="of:=IF([.F147]&gt;0;[.B147]-[.F14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ss:</text:p>
          </table:table-cell>
          <table:table-cell office:value-type="float" office:value="0.910065770149231" calcext:value-type="float">
            <text:p>0.9101</text:p>
          </table:table-cell>
          <table:table-cell table:formula="of:=([.D148]*[.B148])-SUM([.E$1:.E147])" office:value-type="float" office:value="0.594322562217769" calcext:value-type="float">
            <text:p>0.5943</text:p>
          </table:table-cell>
          <table:table-cell/>
          <table:table-cell table:formula="of:=IF([.F148]&gt;0;[.B148]-[.F14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oss:</text:p>
          </table:table-cell>
          <table:table-cell office:value-type="float" office:value="0.909087479114532" calcext:value-type="float">
            <text:p>0.9091</text:p>
          </table:table-cell>
          <table:table-cell table:formula="of:=([.D149]*[.B149])-SUM([.E$1:.E148])" office:value-type="float" office:value="0.7643004059791" calcext:value-type="float">
            <text:p>0.7643</text:p>
          </table:table-cell>
          <table:table-cell/>
          <table:table-cell table:formula="of:=IF([.F149]&gt;0;[.B149]-[.F14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oss:</text:p>
          </table:table-cell>
          <table:table-cell office:value-type="float" office:value="0.908578097820282" calcext:value-type="float">
            <text:p>0.9086</text:p>
          </table:table-cell>
          <table:table-cell table:formula="of:=([.D150]*[.B150])-SUM([.E$1:.E149])" office:value-type="float" office:value="0.832680284977016" calcext:value-type="float">
            <text:p>0.8327</text:p>
          </table:table-cell>
          <table:table-cell/>
          <table:table-cell table:formula="of:=IF([.F150]&gt;0;[.B150]-[.F15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oss:</text:p>
          </table:table-cell>
          <table:table-cell office:value-type="float" office:value="0.908072054386139" calcext:value-type="float">
            <text:p>0.9081</text:p>
          </table:table-cell>
          <table:table-cell table:formula="of:=([.D151]*[.B151])-SUM([.E$1:.E150])" office:value-type="float" office:value="0.832165539264622" calcext:value-type="float">
            <text:p>0.8322</text:p>
          </table:table-cell>
          <table:table-cell/>
          <table:table-cell table:formula="of:=IF([.F151]&gt;0;[.B151]-[.F15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oss:</text:p>
          </table:table-cell>
          <table:table-cell office:value-type="float" office:value="0.907956421375275" calcext:value-type="float">
            <text:p>0.9080</text:p>
          </table:table-cell>
          <table:table-cell table:formula="of:=([.D152]*[.B152])-SUM([.E$1:.E151])" office:value-type="float" office:value="0.890495836734829" calcext:value-type="float">
            <text:p>0.8905</text:p>
          </table:table-cell>
          <table:table-cell/>
          <table:table-cell table:formula="of:=IF([.F152]&gt;0;[.B152]-[.F15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oss:</text:p>
          </table:table-cell>
          <table:table-cell office:value-type="float" office:value="0.907280325889587" calcext:value-type="float">
            <text:p>0.9073</text:p>
          </table:table-cell>
          <table:table-cell table:formula="of:=([.D153]*[.B153])-SUM([.E$1:.E152])" office:value-type="float" office:value="0.804513812065096" calcext:value-type="float">
            <text:p>0.8045</text:p>
          </table:table-cell>
          <table:table-cell/>
          <table:table-cell table:formula="of:=IF([.F153]&gt;0;[.B153]-[.F15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oss:</text:p>
          </table:table-cell>
          <table:table-cell office:value-type="float" office:value="0.906656563282013" calcext:value-type="float">
            <text:p>0.9067</text:p>
          </table:table-cell>
          <table:table-cell table:formula="of:=([.D154]*[.B154])-SUM([.E$1:.E153])" office:value-type="float" office:value="0.811220884323092" calcext:value-type="float">
            <text:p>0.8112</text:p>
          </table:table-cell>
          <table:table-cell/>
          <table:table-cell table:formula="of:=IF([.F154]&gt;0;[.B154]-[.F15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oss:</text:p>
          </table:table-cell>
          <table:table-cell office:value-type="float" office:value="0.906574666500092" calcext:value-type="float">
            <text:p>0.9066</text:p>
          </table:table-cell>
          <table:table-cell table:formula="of:=([.D155]*[.B155])-SUM([.E$1:.E154])" office:value-type="float" office:value="0.893962562084226" calcext:value-type="float">
            <text:p>0.8940</text:p>
          </table:table-cell>
          <table:table-cell/>
          <table:table-cell table:formula="of:=IF([.F155]&gt;0;[.B155]-[.F15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oss:</text:p>
          </table:table-cell>
          <table:table-cell office:value-type="float" office:value="0.908117115497589" calcext:value-type="float">
            <text:p>0.9081</text:p>
          </table:table-cell>
          <table:table-cell table:formula="of:=([.D156]*[.B156])-SUM([.E$1:.E155])" office:value-type="float" office:value="1.14719671010974" calcext:value-type="float">
            <text:p>1.1472</text:p>
          </table:table-cell>
          <table:table-cell/>
          <table:table-cell table:formula="of:=IF([.F156]&gt;0;[.B156]-[.F15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oss:</text:p>
          </table:table-cell>
          <table:table-cell office:value-type="float" office:value="0.906600177288055" calcext:value-type="float">
            <text:p>0.9066</text:p>
          </table:table-cell>
          <table:table-cell table:formula="of:=([.D157]*[.B157])-SUM([.E$1:.E156])" office:value-type="float" office:value="0.669957816600771" calcext:value-type="float">
            <text:p>0.6700</text:p>
          </table:table-cell>
          <table:table-cell/>
          <table:table-cell table:formula="of:=IF([.F157]&gt;0;[.B157]-[.F15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oss:</text:p>
          </table:table-cell>
          <table:table-cell office:value-type="float" office:value="0.903154790401459" calcext:value-type="float">
            <text:p>0.9032</text:p>
          </table:table-cell>
          <table:table-cell table:formula="of:=([.D158]*[.B158])-SUM([.E$1:.E157])" office:value-type="float" office:value="0.36222904920578" calcext:value-type="float">
            <text:p>0.3622</text:p>
          </table:table-cell>
          <table:table-cell/>
          <table:table-cell table:formula="of:=IF([.F158]&gt;0;[.B158]-[.F15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oss:</text:p>
          </table:table-cell>
          <table:table-cell office:value-type="float" office:value="0.900947391986847" calcext:value-type="float">
            <text:p>0.9009</text:p>
          </table:table-cell>
          <table:table-cell table:formula="of:=([.D159]*[.B159])-SUM([.E$1:.E158])" office:value-type="float" office:value="0.552178442478152" calcext:value-type="float">
            <text:p>0.5522</text:p>
          </table:table-cell>
          <table:table-cell/>
          <table:table-cell table:formula="of:=IF([.F159]&gt;0;[.B159]-[.F15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oss:</text:p>
          </table:table-cell>
          <table:table-cell office:value-type="float" office:value="0.899175643920898" calcext:value-type="float">
            <text:p>0.8992</text:p>
          </table:table-cell>
          <table:table-cell table:formula="of:=([.D160]*[.B160])-SUM([.E$1:.E159])" office:value-type="float" office:value="0.617467701435089" calcext:value-type="float">
            <text:p>0.6175</text:p>
          </table:table-cell>
          <table:table-cell/>
          <table:table-cell table:formula="of:=IF([.F160]&gt;0;[.B160]-[.F160];&quot;&quot;)">
            <text:p/>
          </table:table-cell>
          <table:table-cell table:formula="of:=[.G160]-[.G14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oss:</text:p>
          </table:table-cell>
          <table:table-cell office:value-type="float" office:value="0.897435903549194" calcext:value-type="float">
            <text:p>0.8974</text:p>
          </table:table-cell>
          <table:table-cell table:formula="of:=([.D161]*[.B161])-SUM([.E$1:.E160])" office:value-type="float" office:value="0.619077444076567" calcext:value-type="float">
            <text:p>0.6191</text:p>
          </table:table-cell>
          <table:table-cell/>
          <table:table-cell table:formula="of:=IF([.F161]&gt;0;[.B161]-[.F16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oss:</text:p>
          </table:table-cell>
          <table:table-cell office:value-type="float" office:value="0.896120011806488" calcext:value-type="float">
            <text:p>0.8961</text:p>
          </table:table-cell>
          <table:table-cell table:formula="of:=([.D162]*[.B162])-SUM([.E$1:.E161])" office:value-type="float" office:value="0.684261441230774" calcext:value-type="float">
            <text:p>0.6843</text:p>
          </table:table-cell>
          <table:table-cell/>
          <table:table-cell table:formula="of:=IF([.F162]&gt;0;[.B162]-[.F16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oss:</text:p>
          </table:table-cell>
          <table:table-cell office:value-type="float" office:value="0.896683096885681" calcext:value-type="float">
            <text:p>0.8967</text:p>
          </table:table-cell>
          <table:table-cell table:formula="of:=([.D163]*[.B163])-SUM([.E$1:.E162])" office:value-type="float" office:value="0.987902879714966" calcext:value-type="float">
            <text:p>0.9879</text:p>
          </table:table-cell>
          <table:table-cell/>
          <table:table-cell table:formula="of:=IF([.F163]&gt;0;[.B163]-[.F16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oss:</text:p>
          </table:table-cell>
          <table:table-cell office:value-type="float" office:value="0.898384213447571" calcext:value-type="float">
            <text:p>0.8984</text:p>
          </table:table-cell>
          <table:table-cell table:formula="of:=([.D164]*[.B164])-SUM([.E$1:.E163])" office:value-type="float" office:value="1.17566621303558" calcext:value-type="float">
            <text:p>1.1757</text:p>
          </table:table-cell>
          <table:table-cell/>
          <table:table-cell table:formula="of:=IF([.F164]&gt;0;[.B164]-[.F16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oss:</text:p>
          </table:table-cell>
          <table:table-cell office:value-type="float" office:value="0.896191895008087" calcext:value-type="float">
            <text:p>0.8962</text:p>
          </table:table-cell>
          <table:table-cell table:formula="of:=([.D165]*[.B165])-SUM([.E$1:.E164])" office:value-type="float" office:value="0.53665167093277" calcext:value-type="float">
            <text:p>0.5367</text:p>
          </table:table-cell>
          <table:table-cell/>
          <table:table-cell table:formula="of:=IF([.F165]&gt;0;[.B165]-[.F16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oss:</text:p>
          </table:table-cell>
          <table:table-cell office:value-type="float" office:value="0.894387364387512" calcext:value-type="float">
            <text:p>0.8944</text:p>
          </table:table-cell>
          <table:table-cell table:formula="of:=([.D166]*[.B166])-SUM([.E$1:.E165])" office:value-type="float" office:value="0.596639811992645" calcext:value-type="float">
            <text:p>0.5966</text:p>
          </table:table-cell>
          <table:table-cell/>
          <table:table-cell table:formula="of:=IF([.F166]&gt;0;[.B166]-[.F16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oss:</text:p>
          </table:table-cell>
          <table:table-cell office:value-type="float" office:value="0.890911757946014" calcext:value-type="float">
            <text:p>0.8909</text:p>
          </table:table-cell>
          <table:table-cell table:formula="of:=([.D167]*[.B167])-SUM([.E$1:.E166])" office:value-type="float" office:value="0.313961088657379" calcext:value-type="float">
            <text:p>0.3140</text:p>
          </table:table-cell>
          <table:table-cell/>
          <table:table-cell table:formula="of:=IF([.F167]&gt;0;[.B167]-[.F167];&quot;&quot;)">
            <text:p/>
          </table:table-cell>
          <table:table-cell table:formula="of:=[.G167]-[.G13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oss:</text:p>
          </table:table-cell>
          <table:table-cell office:value-type="float" office:value="0.888832569122314" calcext:value-type="float">
            <text:p>0.8888</text:p>
          </table:table-cell>
          <table:table-cell table:formula="of:=([.D168]*[.B168])-SUM([.E$1:.E167])" office:value-type="float" office:value="0.541608035564423" calcext:value-type="float">
            <text:p>0.5416</text:p>
          </table:table-cell>
          <table:table-cell/>
          <table:table-cell table:formula="of:=IF([.F168]&gt;0;[.B168]-[.F16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oss:</text:p>
          </table:table-cell>
          <table:table-cell office:value-type="float" office:value="0.886750221252441" calcext:value-type="float">
            <text:p>0.8868</text:p>
          </table:table-cell>
          <table:table-cell table:formula="of:=([.D169]*[.B169])-SUM([.E$1:.E168])" office:value-type="float" office:value="0.53691577911377" calcext:value-type="float">
            <text:p>0.5369</text:p>
          </table:table-cell>
          <table:table-cell/>
          <table:table-cell table:formula="of:=IF([.F169]&gt;0;[.B169]-[.F16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ss:</text:p>
          </table:table-cell>
          <table:table-cell office:value-type="float" office:value="0.885496556758881" calcext:value-type="float">
            <text:p>0.8855</text:p>
          </table:table-cell>
          <table:table-cell table:formula="of:=([.D170]*[.B170])-SUM([.E$1:.E169])" office:value-type="float" office:value="0.673627257347107" calcext:value-type="float">
            <text:p>0.6736</text:p>
          </table:table-cell>
          <table:table-cell/>
          <table:table-cell table:formula="of:=IF([.F170]&gt;0;[.B170]-[.F17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oss:</text:p>
          </table:table-cell>
          <table:table-cell office:value-type="float" office:value="0.884209990501404" calcext:value-type="float">
            <text:p>0.8842</text:p>
          </table:table-cell>
          <table:table-cell table:formula="of:=([.D171]*[.B171])-SUM([.E$1:.E170])" office:value-type="float" office:value="0.665493726730347" calcext:value-type="float">
            <text:p>0.6655</text:p>
          </table:table-cell>
          <table:table-cell/>
          <table:table-cell table:formula="of:=IF([.F171]&gt;0;[.B171]-[.F17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oss:</text:p>
          </table:table-cell>
          <table:table-cell office:value-type="float" office:value="0.891550421714783" calcext:value-type="float">
            <text:p>0.8916</text:p>
          </table:table-cell>
          <table:table-cell table:formula="of:=([.D172]*[.B172])-SUM([.E$1:.E171])" office:value-type="float" office:value="2.14676415920258" calcext:value-type="float">
            <text:p>2.1468</text:p>
          </table:table-cell>
          <table:table-cell/>
          <table:table-cell table:formula="of:=IF([.F172]&gt;0;[.B172]-[.F17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oss:</text:p>
          </table:table-cell>
          <table:table-cell office:value-type="float" office:value="0.890732765197754" calcext:value-type="float">
            <text:p>0.8907</text:p>
          </table:table-cell>
          <table:table-cell table:formula="of:=([.D173]*[.B173])-SUM([.E$1:.E172])" office:value-type="float" office:value="0.750095844268799" calcext:value-type="float">
            <text:p>0.7501</text:p>
          </table:table-cell>
          <table:table-cell/>
          <table:table-cell table:formula="of:=IF([.F173]&gt;0;[.B173]-[.F17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oss:</text:p>
          </table:table-cell>
          <table:table-cell office:value-type="float" office:value="0.888413965702057" calcext:value-type="float">
            <text:p>0.8884</text:p>
          </table:table-cell>
          <table:table-cell table:formula="of:=([.D174]*[.B174])-SUM([.E$1:.E173])" office:value-type="float" office:value="0.487261652946472" calcext:value-type="float">
            <text:p>0.4873</text:p>
          </table:table-cell>
          <table:table-cell/>
          <table:table-cell table:formula="of:=IF([.F174]&gt;0;[.B174]-[.F17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oss:</text:p>
          </table:table-cell>
          <table:table-cell office:value-type="float" office:value="0.884345769882202" calcext:value-type="float">
            <text:p>0.8843</text:p>
          </table:table-cell>
          <table:table-cell table:formula="of:=([.D175]*[.B175])-SUM([.E$1:.E174])" office:value-type="float" office:value="0.17647969722745" calcext:value-type="float">
            <text:p>0.1765</text:p>
          </table:table-cell>
          <table:table-cell/>
          <table:table-cell table:formula="of:=IF([.F175]&gt;0;[.B175]-[.F17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oss:</text:p>
          </table:table-cell>
          <table:table-cell office:value-type="float" office:value="0.881049156188965" calcext:value-type="float">
            <text:p>0.8810</text:p>
          </table:table-cell>
          <table:table-cell table:formula="of:=([.D176]*[.B176])-SUM([.E$1:.E175])" office:value-type="float" office:value="0.304141759872437" calcext:value-type="float">
            <text:p>0.3041</text:p>
          </table:table-cell>
          <table:table-cell/>
          <table:table-cell table:formula="of:=IF([.F176]&gt;0;[.B176]-[.F17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oss:</text:p>
          </table:table-cell>
          <table:table-cell office:value-type="float" office:value="0.879246532917023" calcext:value-type="float">
            <text:p>0.8792</text:p>
          </table:table-cell>
          <table:table-cell table:formula="of:=([.D177]*[.B177])-SUM([.E$1:.E176])" office:value-type="float" office:value="0.561984837055235" calcext:value-type="float">
            <text:p>0.5620</text:p>
          </table:table-cell>
          <table:table-cell/>
          <table:table-cell table:formula="of:=IF([.F177]&gt;0;[.B177]-[.F177];&quot;&quot;)">
            <text:p/>
          </table:table-cell>
          <table:table-cell table:formula="of:=[.G177]-[.G167]" office:value-type="string" office:string-value="" calcext:value-type="error">
            <text:p>#VALUE!</text:p>
          </table:table-cell>
          <table:table-cell/>
          <table:table-cell table:formula="of:=[.D177]-[.D200]" office:value-type="float" office:value="0.0126457214355469" calcext:value-type="float">
            <text:p>0.012645721435547</text:p>
          </table:table-cell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oss:</text:p>
          </table:table-cell>
          <table:table-cell office:value-type="float" office:value="0.878109872341156" calcext:value-type="float">
            <text:p>0.8781</text:p>
          </table:table-cell>
          <table:table-cell table:formula="of:=([.D178]*[.B178])-SUM([.E$1:.E177])" office:value-type="float" office:value="0.676920950412779" calcext:value-type="float">
            <text:p>0.6769</text:p>
          </table:table-cell>
          <table:table-cell/>
          <table:table-cell table:formula="of:=IF([.F178]&gt;0;[.B178]-[.F178];&quot;&quot;)">
            <text:p/>
          </table:table-cell>
          <table:table-cell table:number-columns-repeated="2"/>
          <table:table-cell table:formula="of:=[.J177]/COUNTA([.D177:.D200])" office:value-type="float" office:value="0.000526905059814453" calcext:value-type="float">
            <text:p>0.000526905059814</text:p>
          </table:table-cell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oss:</text:p>
          </table:table-cell>
          <table:table-cell office:value-type="float" office:value="0.877040803432465" calcext:value-type="float">
            <text:p>0.8770</text:p>
          </table:table-cell>
          <table:table-cell table:formula="of:=([.D179]*[.B179])-SUM([.E$1:.E178])" office:value-type="float" office:value="0.686746537685366" calcext:value-type="float">
            <text:p>0.6867</text:p>
          </table:table-cell>
          <table:table-cell/>
          <table:table-cell table:formula="of:=IF([.F179]&gt;0;[.B179]-[.F17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oss:</text:p>
          </table:table-cell>
          <table:table-cell office:value-type="float" office:value="0.876641988754272" calcext:value-type="float">
            <text:p>0.8766</text:p>
          </table:table-cell>
          <table:table-cell table:formula="of:=([.D180]*[.B180])-SUM([.E$1:.E179])" office:value-type="float" office:value="0.80525416135788" calcext:value-type="float">
            <text:p>0.8053</text:p>
          </table:table-cell>
          <table:table-cell/>
          <table:table-cell table:formula="of:=IF([.F180]&gt;0;[.B180]-[.F180];&quot;&quot;)">
            <text:p/>
          </table:table-cell>
          <table:table-cell table:formula="of:=[.G180]-[.G16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oss:</text:p>
          </table:table-cell>
          <table:table-cell office:value-type="float" office:value="0.876137614250183" calcext:value-type="float">
            <text:p>0.8761</text:p>
          </table:table-cell>
          <table:table-cell table:formula="of:=([.D181]*[.B181])-SUM([.E$1:.E180])" office:value-type="float" office:value="0.785350203514099" calcext:value-type="float">
            <text:p>0.7854</text:p>
          </table:table-cell>
          <table:table-cell/>
          <table:table-cell table:formula="of:=IF([.F181]&gt;0;[.B181]-[.F18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s:</text:p>
          </table:table-cell>
          <table:table-cell office:value-type="float" office:value="0.877383708953857" calcext:value-type="float">
            <text:p>0.8774</text:p>
          </table:table-cell>
          <table:table-cell table:formula="of:=([.D182]*[.B182])-SUM([.E$1:.E181])" office:value-type="float" office:value="1.10292685031891" calcext:value-type="float">
            <text:p>1.1029</text:p>
          </table:table-cell>
          <table:table-cell/>
          <table:table-cell table:formula="of:=IF([.F182]&gt;0;[.B182]-[.F18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oss:</text:p>
          </table:table-cell>
          <table:table-cell office:value-type="float" office:value="0.87704873085022" calcext:value-type="float">
            <text:p>0.8770</text:p>
          </table:table-cell>
          <table:table-cell table:formula="of:=([.D183]*[.B183])-SUM([.E$1:.E182])" office:value-type="float" office:value="0.816082715988159" calcext:value-type="float">
            <text:p>0.8161</text:p>
          </table:table-cell>
          <table:table-cell/>
          <table:table-cell table:formula="of:=IF([.F183]&gt;0;[.B183]-[.F18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oss:</text:p>
          </table:table-cell>
          <table:table-cell office:value-type="float" office:value="0.877414345741272" calcext:value-type="float">
            <text:p>0.8774</text:p>
          </table:table-cell>
          <table:table-cell table:formula="of:=([.D184]*[.B184])-SUM([.E$1:.E183])" office:value-type="float" office:value="0.944321870803861" calcext:value-type="float">
            <text:p>0.9443</text:p>
          </table:table-cell>
          <table:table-cell/>
          <table:table-cell table:formula="of:=IF([.F184]&gt;0;[.B184]-[.F18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oss:</text:p>
          </table:table-cell>
          <table:table-cell office:value-type="float" office:value="0.875420928001404" calcext:value-type="float">
            <text:p>0.8754</text:p>
          </table:table-cell>
          <table:table-cell table:formula="of:=([.D185]*[.B185])-SUM([.E$1:.E184])" office:value-type="float" office:value="0.508632063865633" calcext:value-type="float">
            <text:p>0.5086</text:p>
          </table:table-cell>
          <table:table-cell/>
          <table:table-cell table:formula="of:=IF([.F185]&gt;0;[.B185]-[.F18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oss:</text:p>
          </table:table-cell>
          <table:table-cell office:value-type="float" office:value="0.873364984989166" calcext:value-type="float">
            <text:p>0.8734</text:p>
          </table:table-cell>
          <table:table-cell table:formula="of:=([.D186]*[.B186])-SUM([.E$1:.E185])" office:value-type="float" office:value="0.49301552772522" calcext:value-type="float">
            <text:p>0.4930</text:p>
          </table:table-cell>
          <table:table-cell/>
          <table:table-cell table:formula="of:=IF([.F186]&gt;0;[.B186]-[.F186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oss:</text:p>
          </table:table-cell>
          <table:table-cell office:value-type="float" office:value="0.872032880783081" calcext:value-type="float">
            <text:p>0.8720</text:p>
          </table:table-cell>
          <table:table-cell table:formula="of:=([.D187]*[.B187])-SUM([.E$1:.E186])" office:value-type="float" office:value="0.624261498451233" calcext:value-type="float">
            <text:p>0.6243</text:p>
          </table:table-cell>
          <table:table-cell/>
          <table:table-cell table:formula="of:=IF([.F187]&gt;0;[.B187]-[.F18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oss:</text:p>
          </table:table-cell>
          <table:table-cell office:value-type="float" office:value="0.871261358261108" calcext:value-type="float">
            <text:p>0.8713</text:p>
          </table:table-cell>
          <table:table-cell table:formula="of:=([.D188]*[.B188])-SUM([.E$1:.E187])" office:value-type="float" office:value="0.726986646652222" calcext:value-type="float">
            <text:p>0.7270</text:p>
          </table:table-cell>
          <table:table-cell/>
          <table:table-cell table:formula="of:=IF([.F188]&gt;0;[.B188]-[.F18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oss:</text:p>
          </table:table-cell>
          <table:table-cell office:value-type="float" office:value="0.870586574077606" calcext:value-type="float">
            <text:p>0.8706</text:p>
          </table:table-cell>
          <table:table-cell table:formula="of:=([.D189]*[.B189])-SUM([.E$1:.E188])" office:value-type="float" office:value="0.743727147579193" calcext:value-type="float">
            <text:p>0.7437</text:p>
          </table:table-cell>
          <table:table-cell/>
          <table:table-cell table:formula="of:=IF([.F189]&gt;0;[.B189]-[.F18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oss:</text:p>
          </table:table-cell>
          <table:table-cell office:value-type="float" office:value="0.872749865055084" calcext:value-type="float">
            <text:p>0.8727</text:p>
          </table:table-cell>
          <table:table-cell table:formula="of:=([.D190]*[.B190])-SUM([.E$1:.E189])" office:value-type="float" office:value="1.28161185979843" calcext:value-type="float">
            <text:p>1.2816</text:p>
          </table:table-cell>
          <table:table-cell/>
          <table:table-cell table:formula="of:=IF([.F190]&gt;0;[.B190]-[.F19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oss:</text:p>
          </table:table-cell>
          <table:table-cell office:value-type="float" office:value="0.871959447860718" calcext:value-type="float">
            <text:p>0.8720</text:p>
          </table:table-cell>
          <table:table-cell table:formula="of:=([.D191]*[.B191])-SUM([.E$1:.E190])" office:value-type="float" office:value="0.721780180931091" calcext:value-type="float">
            <text:p>0.7218</text:p>
          </table:table-cell>
          <table:table-cell/>
          <table:table-cell table:formula="of:=IF([.F191]&gt;0;[.B191]-[.F19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oss:</text:p>
          </table:table-cell>
          <table:table-cell office:value-type="float" office:value="0.871417224407196" calcext:value-type="float">
            <text:p>0.8714</text:p>
          </table:table-cell>
          <table:table-cell table:formula="of:=([.D192]*[.B192])-SUM([.E$1:.E191])" office:value-type="float" office:value="0.767852544784546" calcext:value-type="float">
            <text:p>0.7679</text:p>
          </table:table-cell>
          <table:table-cell/>
          <table:table-cell table:formula="of:=IF([.F192]&gt;0;[.B192]-[.F192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oss:</text:p>
          </table:table-cell>
          <table:table-cell office:value-type="float" office:value="0.871237218379974" calcext:value-type="float">
            <text:p>0.8712</text:p>
          </table:table-cell>
          <table:table-cell table:formula="of:=([.D193]*[.B193])-SUM([.E$1:.E192])" office:value-type="float" office:value="0.836676061153412" calcext:value-type="float">
            <text:p>0.8367</text:p>
          </table:table-cell>
          <table:table-cell/>
          <table:table-cell table:formula="of:=IF([.F193]&gt;0;[.B193]-[.F19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oss:</text:p>
          </table:table-cell>
          <table:table-cell office:value-type="float" office:value="0.871169447898865" calcext:value-type="float">
            <text:p>0.8712</text:p>
          </table:table-cell>
          <table:table-cell table:formula="of:=([.D194]*[.B194])-SUM([.E$1:.E193])" office:value-type="float" office:value="0.85808974504468" calcext:value-type="float">
            <text:p>0.8581</text:p>
          </table:table-cell>
          <table:table-cell/>
          <table:table-cell table:formula="of:=IF([.F194]&gt;0;[.B194]-[.F194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oss:</text:p>
          </table:table-cell>
          <table:table-cell office:value-type="float" office:value="0.868734478950501" calcext:value-type="float">
            <text:p>0.8687</text:p>
          </table:table-cell>
          <table:table-cell table:formula="of:=([.D195]*[.B195])-SUM([.E$1:.E194])" office:value-type="float" office:value="0.396350502967863" calcext:value-type="float">
            <text:p>0.3964</text:p>
          </table:table-cell>
          <table:table-cell/>
          <table:table-cell table:formula="of:=IF([.F195]&gt;0;[.B195]-[.F195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oss:</text:p>
          </table:table-cell>
          <table:table-cell office:value-type="float" office:value="0.867646932601929" calcext:value-type="float">
            <text:p>0.8676</text:p>
          </table:table-cell>
          <table:table-cell table:formula="of:=([.D196]*[.B196])-SUM([.E$1:.E195])" office:value-type="float" office:value="0.655575394630432" calcext:value-type="float">
            <text:p>0.6556</text:p>
          </table:table-cell>
          <table:table-cell/>
          <table:table-cell table:formula="of:=IF([.F196]&gt;0;[.B196]-[.F196];&quot;&quot;)">
            <text:p/>
          </table:table-cell>
          <table:table-cell table:formula="of:=[.G196]-[.G17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oss:</text:p>
          </table:table-cell>
          <table:table-cell office:value-type="float" office:value="0.866956651210785" calcext:value-type="float">
            <text:p>0.8670</text:p>
          </table:table-cell>
          <table:table-cell table:formula="of:=([.D197]*[.B197])-SUM([.E$1:.E196])" office:value-type="float" office:value="0.7316614985466" calcext:value-type="float">
            <text:p>0.7317</text:p>
          </table:table-cell>
          <table:table-cell/>
          <table:table-cell table:formula="of:=IF([.F197]&gt;0;[.B197]-[.F197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oss:</text:p>
          </table:table-cell>
          <table:table-cell office:value-type="float" office:value="0.866366624832153" calcext:value-type="float">
            <text:p>0.8664</text:p>
          </table:table-cell>
          <table:table-cell table:formula="of:=([.D198]*[.B198])-SUM([.E$1:.E197])" office:value-type="float" office:value="0.75013142824173" calcext:value-type="float">
            <text:p>0.7501</text:p>
          </table:table-cell>
          <table:table-cell/>
          <table:table-cell table:formula="of:=IF([.F198]&gt;0;[.B198]-[.F19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oss:</text:p>
          </table:table-cell>
          <table:table-cell office:value-type="float" office:value="0.866591513156891" calcext:value-type="float">
            <text:p>0.8666</text:p>
          </table:table-cell>
          <table:table-cell table:formula="of:=([.D199]*[.B199])-SUM([.E$1:.E198])" office:value-type="float" office:value="0.911119401454926" calcext:value-type="float">
            <text:p>0.9111</text:p>
          </table:table-cell>
          <table:table-cell/>
          <table:table-cell table:formula="of:=IF([.F199]&gt;0;[.B199]-[.F199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ss:</text:p>
          </table:table-cell>
          <table:table-cell office:value-type="float" office:value="0.866600811481476" calcext:value-type="float">
            <text:p>0.8666</text:p>
          </table:table-cell>
          <table:table-cell table:formula="of:=([.D200]*[.B200])-SUM([.E$1:.E199])" office:value-type="float" office:value="0.868451178073883" calcext:value-type="float">
            <text:p>0.8685</text:p>
          </table:table-cell>
          <table:table-cell/>
          <table:table-cell table:formula="of:=IF([.F200]&gt;0;[.B200]-[.F200];&quot;&quot;)">
            <text:p/>
          </table:table-cell>
          <table:table-cell table:formula="of:=[.G200]-[.G18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F201]&gt;0;[.B201]-[.F201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F202]&gt;0;[.B202]-[.F202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F203]&gt;0;[.B203]-[.F203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F204]&gt;0;[.B204]-[.F204];&quot;&quot;)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15:49.972120504</meta:creation-date>
    <dc:date>2018-10-31T19:30:17.448679650</dc:date>
    <meta:editing-duration>PT1M</meta:editing-duration>
    <meta:editing-cycles>1</meta:editing-cycles>
    <meta:document-statistic meta:table-count="1" meta:cell-count="1223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4" style:family="chart" style:data-style-name="N130">
      <style:chart-properties chart:display-label="true" chart:logarithmic="false" chart:minimum="0.25" chart:maximum="1.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E1:Sheet1.E200" svg:x="0.32cm" svg:y="0.18cm" svg:width="15.36cm" svg:height="8.64cm">
          <chartooo:coordinate-region svg:x="1.603cm" svg:y="0.18cm" svg:width="14.077cm" svg:height="8.4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200" chart:class="chart:line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0852653980255">
                <text:p>1.40852653980255</text:p>
                <draw:g>
                  <svg:desc>Sheet1.E1:Sheet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6180443763733">
                <text:p>0.716180443763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701949119568">
                <text:p>1.0370194911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425382614136">
                <text:p>1.044253826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13932800293">
                <text:p>1.0413932800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692555427551">
                <text:p>1.03692555427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271245956421">
                <text:p>1.03271245956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761769294739">
                <text:p>1.02761769294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64108371735">
                <text:p>1.0256410837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157413959503">
                <text:p>1.02157413959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261877059937">
                <text:p>1.02261877059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062962532043">
                <text:p>1.04062962532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868617534637">
                <text:p>1.0186861753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098524570465">
                <text:p>1.02098524570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775502204895">
                <text:p>1.02775502204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5115032196">
                <text:p>1.0255115032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412116527557">
                <text:p>1.02412116527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197015285492">
                <text:p>1.02197015285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958227157593">
                <text:p>1.01958227157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777100563049">
                <text:p>1.01777100563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650834083557">
                <text:p>1.01650834083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48401260376">
                <text:p>1.0148401260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362812519073">
                <text:p>1.0136281251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379549503326">
                <text:p>1.01379549503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54744386673">
                <text:p>1.0154744386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278746128082">
                <text:p>1.0127874612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417101383209">
                <text:p>1.00417101383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6675133705139">
                <text:p>0.996675133705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9357471466064">
                <text:p>0.98935747146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0965137481689">
                <text:p>0.980965137481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0520734786987">
                <text:p>0.970520734786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6965684890747">
                <text:p>0.956965684890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3704257011414">
                <text:p>0.9337042570114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9561038017273">
                <text:p>0.909561038017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9652223587036">
                <text:p>0.919652223587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4037456512451">
                <text:p>0.924037456512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6160931587219">
                <text:p>0.926160931587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5692429542542">
                <text:p>0.935692429542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7754163742065">
                <text:p>0.927754163742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83821105957">
                <text:p>0.92283821105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142350435257">
                <text:p>0.91142350435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2589590549469">
                <text:p>0.932589590549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844113111496">
                <text:p>1.02844113111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0752456188202">
                <text:p>0.930752456188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7683081626885">
                <text:p>0.837683081626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3359384536757">
                <text:p>0.933359384536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1683001518242">
                <text:p>0.871683001518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9352769851692">
                <text:p>0.919352769851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39882516861">
                <text:p>0.93939882516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2344791889176">
                <text:p>0.872344791889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091242790224">
                <text:p>1.25091242790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3520874977105">
                <text:p>0.973520874977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7496693134308">
                <text:p>0.717496693134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4555203914635">
                <text:p>0.714555203914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8009684085853">
                <text:p>0.808009684085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1506288051605">
                <text:p>0.981506288051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2461891174316">
                <text:p>1.22461891174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3936200141907">
                <text:p>0.7239362001419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9554696083076">
                <text:p>0.809554696083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1674604415886">
                <text:p>0.80167460441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9417688846588">
                <text:p>1.09417688846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1881580352776">
                <text:p>0.771881580352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3611803054824">
                <text:p>0.753611803054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1036953926072">
                <text:p>0.801036953926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023104190826">
                <text:p>1.11023104190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4523890018464">
                <text:p>1.24523890018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56600499153">
                <text:p>0.8256600499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9121377468138">
                <text:p>0.489121377468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5285882949829">
                <text:p>0.855285882949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3023238182054">
                <text:p>0.7830232381820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863336563109">
                <text:p>1.01863336563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4826807975783">
                <text:p>0.8548268079757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5904514789567">
                <text:p>0.735904514789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6381213665037">
                <text:p>0.756381213665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8944039344788">
                <text:p>0.878944039344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2770943641648">
                <text:p>0.832770943641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089877843858">
                <text:p>1.00089877843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6289098262758">
                <text:p>0.846289098262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01684677600875">
                <text:p>0.801684677600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9185240268707">
                <text:p>0.899185240268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764163732529">
                <text:p>1.10764163732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308400392531">
                <text:p>1.25308400392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5716698169722">
                <text:p>0.675716698169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920417547226">
                <text:p>0.419204175472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4208345413222">
                <text:p>0.734208345413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5830497741685">
                <text:p>0.785830497741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05317103862748">
                <text:p>0.805317103862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0667272806168">
                <text:p>1.20667272806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7792809009552">
                <text:p>1.17792809009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9332628250122">
                <text:p>0.539332628250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6850390434279">
                <text:p>0.726850390434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3797264099107">
                <text:p>0.783797264099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2496232986464">
                <text:p>0.76249623298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0932130813599">
                <text:p>0.840932130813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3965644836427">
                <text:p>1.23965644836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9286985397339">
                <text:p>0.899286985397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144552230792">
                <text:p>0.976144552230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1982917785673">
                <text:p>0.511982917785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03298711776733">
                <text:p>0.803298711776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1243753433213">
                <text:p>0.831243753433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7113125324264">
                <text:p>0.9171131253242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9872519969926">
                <text:p>0.859872519969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28279674053206">
                <text:p>0.828279674053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9358923435225">
                <text:p>0.779358923435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03488671779604">
                <text:p>0.8034886717796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57697308063521">
                <text:p>0.857697308063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43998861313">
                <text:p>1.0143998861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2690913677216">
                <text:p>1.12690913677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5686657428739">
                <text:p>1.25686657428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3524839878084">
                <text:p>1.03524839878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532016992569">
                <text:p>0.465320169925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9668529033675">
                <text:p>0.759668529033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0269405841826">
                <text:p>0.70269405841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1649122238173">
                <text:p>0.771649122238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1540286540985">
                <text:p>0.831540286540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39505136013031">
                <text:p>0.839505136013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71272420883">
                <text:p>1.1771272420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1223602294922">
                <text:p>0.961223602294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2628145217881">
                <text:p>0.6926281452178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8795657157912">
                <text:p>0.7187956571579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13413679599748">
                <text:p>0.813413679599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52191507816329">
                <text:p>0.8521915078163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98203969001784">
                <text:p>0.898203969001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4840884208678">
                <text:p>1.44840884208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5507259368911">
                <text:p>0.7255072593689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2562499046326">
                <text:p>0.652562499046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3935577869401">
                <text:p>0.8139355778694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5654842853546">
                <text:p>0.7856548428535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8870873451219">
                <text:p>0.848870873451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18826699256925">
                <text:p>0.918826699256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19732570648179">
                <text:p>0.9197325706481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8950119018569">
                <text:p>0.8789501190185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10848355293274">
                <text:p>0.8108483552932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5013241767869">
                <text:p>0.865013241767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5885317325606">
                <text:p>0.865885317325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6215550899491">
                <text:p>0.966215550899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82650256156936">
                <text:p>0.882650256156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711980342865">
                <text:p>0.97711980342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44090461730943">
                <text:p>0.844090461730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9472770690918">
                <text:p>0.839472770690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431293487546">
                <text:p>0.81431293487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28767061233521">
                <text:p>0.8287670612335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75271558761625">
                <text:p>0.875271558761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1848287582397">
                <text:p>0.931848287582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0430202484159">
                <text:p>0.900430202484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254616737363">
                <text:p>1.15254616737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0503706932039">
                <text:p>0.950503706932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4322562217769">
                <text:p>0.594322562217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643004059791">
                <text:p>0.7643004059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2680284977016">
                <text:p>0.832680284977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2165539264622">
                <text:p>0.832165539264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90495836734829">
                <text:p>0.8904958367348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4513812065096">
                <text:p>0.804513812065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1220884323092">
                <text:p>0.8112208843230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3962562084226">
                <text:p>0.8939625620842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4719671010974">
                <text:p>1.14719671010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69957816600771">
                <text:p>0.6699578166007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222904920578">
                <text:p>0.36222904920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2178442478152">
                <text:p>0.552178442478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7467701435089">
                <text:p>0.617467701435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9077444076567">
                <text:p>0.619077444076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4261441230774">
                <text:p>0.684261441230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7902879714966">
                <text:p>0.987902879714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7566621303558">
                <text:p>1.175666213035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665167093277">
                <text:p>0.53665167093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6639811992645">
                <text:p>0.596639811992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3961088657379">
                <text:p>0.3139610886573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41608035564423">
                <text:p>0.541608035564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3691577911377">
                <text:p>0.536915779113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3627257347107">
                <text:p>0.673627257347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5493726730347">
                <text:p>0.665493726730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4676415920258">
                <text:p>2.14676415920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50095844268799">
                <text:p>0.7500958442687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87261652946472">
                <text:p>0.487261652946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647969722745">
                <text:p>0.176479697227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4141759872437">
                <text:p>0.3041417598724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1984837055235">
                <text:p>0.5619848370552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6920950412779">
                <text:p>0.6769209504127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6746537685366">
                <text:p>0.6867465376853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525416135788">
                <text:p>0.80525416135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85350203514099">
                <text:p>0.7853502035140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0292685031891">
                <text:p>1.10292685031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6082715988159">
                <text:p>0.816082715988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44321870803861">
                <text:p>0.9443218708038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08632063865633">
                <text:p>0.5086320638656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9301552772522">
                <text:p>0.49301552772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4261498451233">
                <text:p>0.624261498451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6986646652222">
                <text:p>0.726986646652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3727147579193">
                <text:p>0.743727147579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8161185979843">
                <text:p>1.28161185979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21780180931091">
                <text:p>0.721780180931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7852544784546">
                <text:p>0.7678525447845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6676061153412">
                <text:p>0.8366760611534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5808974504468">
                <text:p>0.858089745044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6350502967863">
                <text:p>0.396350502967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55575394630432">
                <text:p>0.6555753946304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316614985466">
                <text:p>0.73166149854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013142824173">
                <text:p>0.750131428241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11119401454926">
                <text:p>0.911119401454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8451178073883">
                <text:p>0.868451178073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.86" chart:maximum="1.06" chart:origin="0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D1:Sheet1.D200" svg:x="-0.264cm" svg:y="0.128cm" svg:width="13.062cm" svg:height="8.644cm">
          <chartooo:coordinate-region svg:x="1.019cm" svg:y="0.327cm" svg:width="11.779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200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0852653980255">
                <text:p>1.40852653980255</text:p>
                <draw:g>
                  <svg:desc>Sheet1.D1:Sheet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235349178314">
                <text:p>1.06235349178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390882492065">
                <text:p>1.05390882492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149507522583">
                <text:p>1.0514950752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947471618652">
                <text:p>1.0494747161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38318920136">
                <text:p>1.0473831892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28737068176">
                <text:p>1.04528737068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307866096497">
                <text:p>1.04307866096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11411523819">
                <text:p>1.0411411523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918445110321">
                <text:p>1.03918445110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767848014832">
                <text:p>1.0376784801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792440891266">
                <text:p>1.03792440891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644454479218">
                <text:p>1.03644454479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534030914307">
                <text:p>1.03534030914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483462333679">
                <text:p>1.03483462333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425192832947">
                <text:p>1.03425192832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3656001091">
                <text:p>1.033656001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300678730011">
                <text:p>1.03300678730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230023384094">
                <text:p>1.03230023384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157377243042">
                <text:p>1.0315737724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08563709259">
                <text:p>1.0308563709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012835979462">
                <text:p>1.03012835979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94109582901">
                <text:p>1.0294109582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876031398773">
                <text:p>1.0287603139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822887897491">
                <text:p>1.02822887897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763497829437">
                <text:p>1.02763497829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676594257355">
                <text:p>1.02676594257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569127082825">
                <text:p>1.02569127082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443838119507">
                <text:p>1.02443838119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298927307129">
                <text:p>1.02298927307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129673957825">
                <text:p>1.02129673957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928639411926">
                <text:p>1.01928639411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669299602509">
                <text:p>1.01669299602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354205608368">
                <text:p>1.01354205608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085948944092">
                <text:p>1.01085948944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844776630402">
                <text:p>1.00844776630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622379779816">
                <text:p>1.00622379779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436770915985">
                <text:p>1.00436770915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240325927734">
                <text:p>1.00240325927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04141330719">
                <text:p>1.00041413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243629932404">
                <text:p>0.998243629932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6680438518524">
                <text:p>0.996680438518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7419059276581">
                <text:p>0.997419059276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90390920639">
                <text:p>0.99590390920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2387890815735">
                <text:p>0.992387890815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1104662418366">
                <text:p>0.991104662418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8563776016235">
                <text:p>0.988563776016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7121880054474">
                <text:p>0.987121880054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6147940158844">
                <text:p>0.986147940158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3871877193451">
                <text:p>0.983871877193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9107966423035">
                <text:p>0.989107966423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8808214664459">
                <text:p>0.988808214664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368912935257">
                <text:p>0.98368912935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8705167770386">
                <text:p>0.978705167770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5601613521576">
                <text:p>0.975601613521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5707054138184">
                <text:p>0.975707054138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0073928833008">
                <text:p>0.980073928833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5657761096954">
                <text:p>0.975657761096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2842454910278">
                <text:p>0.972842454910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9989657402039">
                <text:p>0.969989657402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2025513648987">
                <text:p>0.972025513648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8797385692596">
                <text:p>0.968797385692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5381741523743">
                <text:p>0.965381741523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813854217529">
                <text:p>0.962813854217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5081810951233">
                <text:p>0.965081810951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9326615333557">
                <text:p>0.969326615333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182338237762">
                <text:p>0.967182338237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015202999115">
                <text:p>0.96015202999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632230758667">
                <text:p>0.958632230758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6123530864716">
                <text:p>0.956123530864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7003951072693">
                <text:p>0.957003951072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5584824085236">
                <text:p>0.955584824085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2575504779816">
                <text:p>0.952575504779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9924230575562">
                <text:p>0.949924230575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8977828025818">
                <text:p>0.948977828025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7448790073395">
                <text:p>0.947448790073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8142945766449">
                <text:p>0.948142945766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683712720871">
                <text:p>0.94683712720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4999754428864">
                <text:p>0.944999754428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4427073001862">
                <text:p>0.944427073001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6442067623138">
                <text:p>0.946442067623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0181603431702">
                <text:p>0.950181603431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6874797344208">
                <text:p>0.946874797344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593004226685">
                <text:p>0.940593004226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8164949417114">
                <text:p>0.938164949417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6393618583679">
                <text:p>0.936393618583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886991977692">
                <text:p>0.934886991977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975466251373">
                <text:p>0.937975466251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0671563148498">
                <text:p>0.940671563148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212241649628">
                <text:p>0.9362122416496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3911561965942">
                <text:p>0.933911561965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2279884815216">
                <text:p>0.932279884815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454254150391">
                <text:p>0.930454254150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9501891136169">
                <text:p>0.929501891136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2766675949097">
                <text:p>0.932766675949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2417929172516">
                <text:p>0.932417929172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2868719100952">
                <text:p>0.932868719100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8573966026306">
                <text:p>0.928573966026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7308559417725">
                <text:p>0.927308559417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6347911357879">
                <text:p>0.926347911357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26256477832794">
                <text:p>0.926256477832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5605654716492">
                <text:p>0.925605654716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24660742282867">
                <text:p>0.9246607422828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23263609409332">
                <text:p>0.923263609409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22122895717621">
                <text:p>0.9221228957176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21515107154846">
                <text:p>0.921515107154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2383189201355">
                <text:p>0.92238318920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4276947975159">
                <text:p>0.924276947975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73282289505">
                <text:p>0.9273282289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8309321403503">
                <text:p>0.928309321403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4138247966766">
                <text:p>0.924138247966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2669768333435">
                <text:p>0.922669768333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20723080635071">
                <text:p>0.920723080635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19415414333344">
                <text:p>0.919415414333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8651282787323">
                <text:p>0.918651282787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7968988418579">
                <text:p>0.917968988418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20184016227722">
                <text:p>0.9201840162277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0531809329987">
                <text:p>0.920531809329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18616652488708">
                <text:p>0.9186166524887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6951477527618">
                <text:p>0.916951477527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16095793247223">
                <text:p>0.916095793247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5571987628937">
                <text:p>0.9155719876289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15430784225464">
                <text:p>0.915430784225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9728994369507">
                <text:p>0.919728994369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18175220489502">
                <text:p>0.918175220489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16067183017731">
                <text:p>0.916067183017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5262997150421">
                <text:p>0.915262997150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4250433444977">
                <text:p>0.9142504334449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13743615150452">
                <text:p>0.913743615150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13782715797424">
                <text:p>0.913782715797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13828134536743">
                <text:p>0.913828134536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3563907146454">
                <text:p>0.913563907146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2791609764099">
                <text:p>0.912791609764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2435054779053">
                <text:p>0.912435054779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12090241909027">
                <text:p>0.912090241909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12488222122192">
                <text:p>0.9124882221221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2270426750183">
                <text:p>0.912270426750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2740349769592">
                <text:p>0.912740349769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2246465682983">
                <text:p>0.9122464656829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1726653575897">
                <text:p>0.911726653575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1035776138306">
                <text:p>0.911035776138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0456418991089">
                <text:p>0.910456418991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0210371017456">
                <text:p>0.910210371017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0360634326935">
                <text:p>0.910360634326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0292148590088">
                <text:p>0.9102921485900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1951422691345">
                <text:p>0.911951422691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2213683128357">
                <text:p>0.9122136831283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0065770149231">
                <text:p>0.9100657701492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9087479114532">
                <text:p>0.9090874791145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8578097820282">
                <text:p>0.908578097820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8072054386139">
                <text:p>0.908072054386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7956421375275">
                <text:p>0.907956421375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7280325889587">
                <text:p>0.9072803258895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6656563282013">
                <text:p>0.906656563282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6574666500092">
                <text:p>0.906574666500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8117115497589">
                <text:p>0.908117115497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6600177288055">
                <text:p>0.906600177288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3154790401459">
                <text:p>0.9031547904014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0947391986847">
                <text:p>0.9009473919868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99175643920898">
                <text:p>0.899175643920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7435903549194">
                <text:p>0.8974359035491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96120011806488">
                <text:p>0.896120011806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96683096885681">
                <text:p>0.8966830968856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8384213447571">
                <text:p>0.8983842134475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96191895008087">
                <text:p>0.8961918950080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4387364387512">
                <text:p>0.8943873643875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0911757946014">
                <text:p>0.890911757946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8832569122314">
                <text:p>0.8888325691223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6750221252441">
                <text:p>0.8867502212524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5496556758881">
                <text:p>0.8854965567588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84209990501404">
                <text:p>0.884209990501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1550421714783">
                <text:p>0.891550421714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0732765197754">
                <text:p>0.8907327651977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8413965702057">
                <text:p>0.888413965702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4345769882202">
                <text:p>0.884345769882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1049156188965">
                <text:p>0.8810491561889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79246532917023">
                <text:p>0.8792465329170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8109872341156">
                <text:p>0.8781098723411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7040803432465">
                <text:p>0.8770408034324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6641988754272">
                <text:p>0.876641988754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76137614250183">
                <text:p>0.876137614250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77383708953857">
                <text:p>0.877383708953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7704873085022">
                <text:p>0.877048730850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414345741272">
                <text:p>0.877414345741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75420928001404">
                <text:p>0.8754209280014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73364984989166">
                <text:p>0.873364984989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72032880783081">
                <text:p>0.8720328807830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1261358261108">
                <text:p>0.871261358261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0586574077606">
                <text:p>0.8705865740776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2749865055084">
                <text:p>0.872749865055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1959447860718">
                <text:p>0.871959447860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1417224407196">
                <text:p>0.871417224407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1237218379974">
                <text:p>0.8712372183799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1169447898865">
                <text:p>0.871169447898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8734478950501">
                <text:p>0.868734478950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67646932601929">
                <text:p>0.8676469326019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6956651210785">
                <text:p>0.866956651210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6366624832153">
                <text:p>0.866366624832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6591513156891">
                <text:p>0.866591513156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6600811481476">
                <text:p>0.866600811481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.909" chart:maximum="0.96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41:Sheet1.D170" svg:x="0.32cm" svg:y="0.18cm" svg:width="12.508cm" svg:height="8.64cm">
          <chartooo:coordinate-region svg:x="1.603cm" svg:y="0.18cm" svg:width="11.225cm" svg:height="7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1:Sheet1.D170" chart:class="chart:line"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243629932404">
                <text:p>0.998243629932404</text:p>
                <draw:g>
                  <svg:desc>Sheet1.D41:Sheet1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80438518524">
                <text:p>0.99668043851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419059276581">
                <text:p>0.997419059276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90390920639">
                <text:p>0.99590390920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2387890815735">
                <text:p>0.992387890815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1104662418366">
                <text:p>0.991104662418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563776016235">
                <text:p>0.988563776016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7121880054474">
                <text:p>0.987121880054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147940158844">
                <text:p>0.986147940158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3871877193451">
                <text:p>0.983871877193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107966423035">
                <text:p>0.98910796642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808214664459">
                <text:p>0.988808214664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368912935257">
                <text:p>0.98368912935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8705167770386">
                <text:p>0.978705167770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5601613521576">
                <text:p>0.975601613521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5707054138184">
                <text:p>0.975707054138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073928833008">
                <text:p>0.980073928833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5657761096954">
                <text:p>0.975657761096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2842454910278">
                <text:p>0.972842454910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9989657402039">
                <text:p>0.969989657402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2025513648987">
                <text:p>0.972025513648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8797385692596">
                <text:p>0.968797385692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381741523743">
                <text:p>0.965381741523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813854217529">
                <text:p>0.962813854217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5081810951233">
                <text:p>0.965081810951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9326615333557">
                <text:p>0.969326615333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7182338237762">
                <text:p>0.967182338237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015202999115">
                <text:p>0.96015202999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632230758667">
                <text:p>0.958632230758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6123530864716">
                <text:p>0.956123530864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7003951072693">
                <text:p>0.957003951072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5584824085236">
                <text:p>0.955584824085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2575504779816">
                <text:p>0.952575504779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9924230575562">
                <text:p>0.949924230575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8977828025818">
                <text:p>0.948977828025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7448790073395">
                <text:p>0.947448790073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8142945766449">
                <text:p>0.948142945766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683712720871">
                <text:p>0.94683712720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4999754428864">
                <text:p>0.944999754428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4427073001862">
                <text:p>0.944427073001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6442067623138">
                <text:p>0.946442067623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0181603431702">
                <text:p>0.950181603431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6874797344208">
                <text:p>0.946874797344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0593004226685">
                <text:p>0.940593004226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8164949417114">
                <text:p>0.938164949417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6393618583679">
                <text:p>0.936393618583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4886991977692">
                <text:p>0.934886991977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7975466251373">
                <text:p>0.937975466251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0671563148498">
                <text:p>0.940671563148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6212241649628">
                <text:p>0.936212241649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3911561965942">
                <text:p>0.933911561965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2279884815216">
                <text:p>0.932279884815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0454254150391">
                <text:p>0.930454254150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9501891136169">
                <text:p>0.929501891136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2766675949097">
                <text:p>0.932766675949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2417929172516">
                <text:p>0.932417929172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2868719100952">
                <text:p>0.932868719100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8573966026306">
                <text:p>0.928573966026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7308559417725">
                <text:p>0.92730855941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6347911357879">
                <text:p>0.9263479113578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6256477832794">
                <text:p>0.926256477832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5605654716492">
                <text:p>0.9256056547164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4660742282867">
                <text:p>0.924660742282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3263609409332">
                <text:p>0.923263609409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2122895717621">
                <text:p>0.922122895717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1515107154846">
                <text:p>0.921515107154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2383189201355">
                <text:p>0.922383189201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4276947975159">
                <text:p>0.924276947975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73282289505">
                <text:p>0.9273282289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8309321403503">
                <text:p>0.928309321403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4138247966766">
                <text:p>0.9241382479667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2669768333435">
                <text:p>0.922669768333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0723080635071">
                <text:p>0.920723080635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9415414333344">
                <text:p>0.919415414333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8651282787323">
                <text:p>0.918651282787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7968988418579">
                <text:p>0.917968988418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0184016227722">
                <text:p>0.920184016227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0531809329987">
                <text:p>0.920531809329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8616652488708">
                <text:p>0.918616652488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951477527618">
                <text:p>0.916951477527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6095793247223">
                <text:p>0.916095793247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5571987628937">
                <text:p>0.915571987628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15430784225464">
                <text:p>0.915430784225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19728994369507">
                <text:p>0.919728994369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8175220489502">
                <text:p>0.918175220489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6067183017731">
                <text:p>0.916067183017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5262997150421">
                <text:p>0.915262997150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4250433444977">
                <text:p>0.914250433444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3743615150452">
                <text:p>0.91374361515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3782715797424">
                <text:p>0.913782715797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3828134536743">
                <text:p>0.913828134536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3563907146454">
                <text:p>0.913563907146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2791609764099">
                <text:p>0.912791609764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2435054779053">
                <text:p>0.912435054779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2090241909027">
                <text:p>0.912090241909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2488222122192">
                <text:p>0.912488222122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2270426750183">
                <text:p>0.912270426750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2740349769592">
                <text:p>0.912740349769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2246465682983">
                <text:p>0.912246465682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1726653575897">
                <text:p>0.911726653575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1035776138306">
                <text:p>0.911035776138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0456418991089">
                <text:p>0.910456418991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0210371017456">
                <text:p>0.910210371017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10360634326935">
                <text:p>0.9103606343269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0292148590088">
                <text:p>0.9102921485900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11951422691345">
                <text:p>0.911951422691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12213683128357">
                <text:p>0.9122136831283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0065770149231">
                <text:p>0.91006577014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9087479114532">
                <text:p>0.9090874791145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8578097820282">
                <text:p>0.908578097820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8072054386139">
                <text:p>0.908072054386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07956421375275">
                <text:p>0.907956421375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7280325889587">
                <text:p>0.907280325889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6656563282013">
                <text:p>0.906656563282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6574666500092">
                <text:p>0.906574666500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8117115497589">
                <text:p>0.908117115497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6600177288055">
                <text:p>0.906600177288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3154790401459">
                <text:p>0.903154790401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0947391986847">
                <text:p>0.9009473919868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99175643920898">
                <text:p>0.899175643920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7435903549194">
                <text:p>0.897435903549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6120011806488">
                <text:p>0.896120011806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96683096885681">
                <text:p>0.8966830968856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98384213447571">
                <text:p>0.8983842134475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6191895008087">
                <text:p>0.896191895008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4387364387512">
                <text:p>0.894387364387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0911757946014">
                <text:p>0.8909117579460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8832569122314">
                <text:p>0.8888325691223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6750221252441">
                <text:p>0.886750221252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5496556758881">
                <text:p>0.885496556758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